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000000300E4B9002A2830C76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MS Mincho" svg:font-family="'MS Mincho', 'ＭＳ 明朝'" style:font-family-generic="modern"/>
    <style:font-face style:name="Mangal" svg:font-family="Mangal"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2" style:family="table">
      <style:table-properties style:width="6.1771in" table:align="margins" style:writing-mode="lr-tb"/>
    </style:style>
    <style:style style:name="Table2.A" style:family="table-column">
      <style:table-column-properties style:column-width="0.2125in" style:rel-column-width="2255*"/>
    </style:style>
    <style:style style:name="Table2.B" style:family="table-column">
      <style:table-column-properties style:column-width="0.4264in" style:rel-column-width="4527*"/>
    </style:style>
    <style:style style:name="Table2.C" style:family="table-column">
      <style:table-column-properties style:column-width="0.3382in" style:rel-column-width="3587*"/>
    </style:style>
    <style:style style:name="Table2.D" style:family="table-column">
      <style:table-column-properties style:column-width="0.3424in" style:rel-column-width="3635*"/>
    </style:style>
    <style:style style:name="Table2.F" style:family="table-column">
      <style:table-column-properties style:column-width="1.4056in" style:rel-column-width="14914*"/>
    </style:style>
    <style:style style:name="Table2.G" style:family="table-column">
      <style:table-column-properties style:column-width="0.1236in" style:rel-column-width="1315*"/>
    </style:style>
    <style:style style:name="Table2.H" style:family="table-column">
      <style:table-column-properties style:column-width="2.9847in" style:rel-column-width="31667*"/>
    </style:style>
    <style:style style:name="Table2.A1" style:family="table-cell">
      <style:table-cell-properties fo:padding="0in" fo:border="none"/>
    </style:style>
    <style:style style:name="Table1" style:family="table">
      <style:table-properties style:width="6.1771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0.2132in" style:rel-column-width="2263*"/>
    </style:style>
    <style:style style:name="Table1.B" style:family="table-column">
      <style:table-column-properties style:column-width="1.2368in" style:rel-column-width="13121*"/>
    </style:style>
    <style:style style:name="Table1.C" style:family="table-column">
      <style:table-column-properties style:column-width="0.2972in" style:rel-column-width="3156*"/>
    </style:style>
    <style:style style:name="Table1.D" style:family="table-column">
      <style:table-column-properties style:column-width="1.4764in" style:rel-column-width="15664*"/>
    </style:style>
    <style:style style:name="Table1.E" style:family="table-column">
      <style:table-column-properties style:column-width="0.3111in" style:rel-column-width="3300*"/>
    </style:style>
    <style:style style:name="Table1.F" style:family="table-column">
      <style:table-column-properties style:column-width="2.6424in" style:rel-column-width="28031*"/>
    </style:style>
    <style:style style:name="Table1.1" style:family="table-row">
      <style:table-row-properties style:min-row-height="0.1181in"/>
    </style:style>
    <style:style style:name="Table1.A1" style:family="table-cell">
      <style:table-cell-properties style:vertical-align="middle" fo:padding="0in" fo:border="none"/>
    </style:style>
    <style:style style:name="Table1.33" style:family="table-row">
      <style:table-row-properties style:min-row-height="0.2097in"/>
    </style:style>
    <style:style style:name="Table1.34" style:family="table-row">
      <style:table-row-properties style:min-row-height="0.1194in"/>
    </style:style>
    <style:style style:name="Table1.36" style:family="table-row">
      <style:table-row-properties style:min-row-height="0.234in"/>
    </style:style>
    <style:style style:name="Table1.42" style:family="table-row">
      <style:table-row-properties style:min-row-height="0.1194in" fo:background-color="transparent" fo:keep-together="auto">
        <style:background-image/>
      </style:table-row-properties>
    </style:style>
    <style:style style:name="Table1.B42" style:family="table-cell">
      <style:table-cell-properties style:vertical-align="middle" fo:background-color="transparent" fo:padding="0in" fo:border="none" style:writing-mode="lr-tb">
        <style:background-image/>
      </style:table-cell-properties>
    </style:style>
    <style:style style:name="Table1.B63" style:family="table-cell">
      <style:table-cell-properties style:vertical-align="" fo:background-color="transparent" fo:padding="0in" fo:border="none" style:writing-mode="lr-tb">
        <style:background-image/>
      </style:table-cell-properties>
    </style:style>
    <style:style style:name="Table1.80" style:family="table-row">
      <style:table-row-properties style:min-row-height="0.2785in" fo:background-color="transparent" fo:keep-together="auto">
        <style:background-image/>
      </style:table-row-properties>
    </style:style>
    <style:style style:name="Table1.C80" style:family="table-cell">
      <style:table-cell-properties style:vertical-align="" fo:padding="0in" fo:border="none"/>
    </style:style>
    <style:style style:name="Table1.D80" style:family="table-cell">
      <style:table-cell-properties style:vertical-align="" fo:padding="0in" fo:border="none"/>
    </style:style>
    <style:style style:name="Table1.81" style:family="table-row">
      <style:table-row-properties style:min-row-height="0.1188in" fo:background-color="transparent" fo:keep-together="auto">
        <style:background-image/>
      </style:table-row-properties>
    </style:style>
    <style:style style:name="Table1.C81" style:family="table-cell">
      <style:table-cell-properties style:vertical-align="" fo:padding="0in" fo:border="none"/>
    </style:style>
    <style:style style:name="Table1.D81" style:family="table-cell">
      <style:table-cell-properties style:vertical-align="" fo:padding="0in" fo:border="none"/>
    </style:style>
    <style:style style:name="Table1.C83" style:family="table-cell">
      <style:table-cell-properties style:vertical-align="" fo:padding="0in" fo:border="none"/>
    </style:style>
    <style:style style:name="Table1.D83" style:family="table-cell">
      <style:table-cell-properties style:vertical-align="" fo:padding="0in" fo:border="none"/>
    </style:style>
    <style:style style:name="Table1.C84" style:family="table-cell">
      <style:table-cell-properties style:vertical-align="" fo:padding="0in" fo:border="none"/>
    </style:style>
    <style:style style:name="Table1.D84" style:family="table-cell">
      <style:table-cell-properties style:vertical-align="" fo:padding="0in" fo:border="none"/>
    </style:style>
    <style:style style:name="Table1.C85" style:family="table-cell">
      <style:table-cell-properties style:vertical-align="" fo:padding="0in" fo:border="none"/>
    </style:style>
    <style:style style:name="Table1.D85" style:family="table-cell">
      <style:table-cell-properties style:vertical-align="" fo:padding="0in" fo:border="none"/>
    </style:style>
    <style:style style:name="Table1.C86" style:family="table-cell">
      <style:table-cell-properties style:vertical-align="" fo:padding="0in" fo:border="none"/>
    </style:style>
    <style:style style:name="Table1.D86" style:family="table-cell">
      <style:table-cell-properties style:vertical-align="" fo:padding="0in" fo:border="none"/>
    </style:style>
    <style:style style:name="Table1.C88" style:family="table-cell">
      <style:table-cell-properties style:vertical-align="" fo:padding="0in" fo:border="none"/>
    </style:style>
    <style:style style:name="Table1.D88" style:family="table-cell">
      <style:table-cell-properties style:vertical-align="" fo:padding="0in" fo:border="none"/>
    </style:style>
    <style:style style:name="Table1.C89" style:family="table-cell">
      <style:table-cell-properties style:vertical-align="" fo:padding="0in" fo:border="none"/>
    </style:style>
    <style:style style:name="Table1.D89" style:family="table-cell">
      <style:table-cell-properties style:vertical-align="" fo:padding="0in" fo:border="none"/>
    </style:style>
    <style:style style:name="Table1.C90" style:family="table-cell">
      <style:table-cell-properties style:vertical-align="" fo:padding="0in" fo:border="none"/>
    </style:style>
    <style:style style:name="Table1.D90" style:family="table-cell">
      <style:table-cell-properties style:vertical-align="" fo:padding="0in" fo:border="none"/>
    </style:style>
    <style:style style:name="Table1.C92" style:family="table-cell">
      <style:table-cell-properties style:vertical-align="" fo:padding="0in" fo:border="none"/>
    </style:style>
    <style:style style:name="Table1.D92" style:family="table-cell">
      <style:table-cell-properties style:vertical-align="" fo:padding="0in" fo:border="none"/>
    </style:style>
    <style:style style:name="Table1.C93" style:family="table-cell">
      <style:table-cell-properties style:vertical-align="" fo:padding="0in" fo:border="none"/>
    </style:style>
    <style:style style:name="Table1.D93" style:family="table-cell">
      <style:table-cell-properties style:vertical-align="" fo:padding="0in" fo:border="none"/>
    </style:style>
    <style:style style:name="Table1.C96" style:family="table-cell">
      <style:table-cell-properties style:vertical-align="" fo:padding="0in" fo:border="none"/>
    </style:style>
    <style:style style:name="Table1.D96" style:family="table-cell">
      <style:table-cell-properties style:vertical-align="" fo:padding="0in" fo:border="none"/>
    </style:style>
    <style:style style:name="Table1.C97" style:family="table-cell">
      <style:table-cell-properties style:vertical-align="" fo:padding="0in" fo:border="none"/>
    </style:style>
    <style:style style:name="Table1.D97" style:family="table-cell">
      <style:table-cell-properties style:vertical-align="" fo:padding="0in" fo:border="none"/>
    </style:style>
    <style:style style:name="Table1.C98" style:family="table-cell">
      <style:table-cell-properties style:vertical-align="" fo:padding="0in" fo:border="none"/>
    </style:style>
    <style:style style:name="Table1.D98" style:family="table-cell">
      <style:table-cell-properties style:vertical-align="" fo:padding="0in" fo:border="none"/>
    </style:style>
    <style:style style:name="Table1.C99" style:family="table-cell">
      <style:table-cell-properties style:vertical-align="" fo:padding="0in" fo:border="none"/>
    </style:style>
    <style:style style:name="Table1.D99" style:family="table-cell">
      <style:table-cell-properties style:vertical-align="" fo:padding="0in" fo:border="none"/>
    </style:style>
    <style:style style:name="Table1.C101" style:family="table-cell">
      <style:table-cell-properties style:vertical-align="" fo:padding="0in" fo:border="none"/>
    </style:style>
    <style:style style:name="Table1.D101" style:family="table-cell">
      <style:table-cell-properties style:vertical-align="" fo:padding="0in" fo:border="none"/>
    </style:style>
    <style:style style:name="Table1.C102" style:family="table-cell">
      <style:table-cell-properties style:vertical-align="" fo:padding="0in" fo:border="none"/>
    </style:style>
    <style:style style:name="Table1.D102" style:family="table-cell">
      <style:table-cell-properties style:vertical-align="" fo:padding="0in" fo:border="none"/>
    </style:style>
    <style:style style:name="Table1.C104" style:family="table-cell">
      <style:table-cell-properties style:vertical-align="" fo:padding="0in" fo:border="none"/>
    </style:style>
    <style:style style:name="Table1.D104" style:family="table-cell">
      <style:table-cell-properties style:vertical-align="" fo:padding="0in" fo:border="none"/>
    </style:style>
    <style:style style:name="Table1.C105" style:family="table-cell">
      <style:table-cell-properties style:vertical-align="" fo:padding="0in" fo:border="none"/>
    </style:style>
    <style:style style:name="Table1.C106" style:family="table-cell">
      <style:table-cell-properties style:vertical-align="" fo:padding="0in" fo:border="none"/>
    </style:style>
    <style:style style:name="Table1.C107" style:family="table-cell">
      <style:table-cell-properties style:vertical-align="" fo:padding="0in" fo:border="none"/>
    </style:style>
    <style:style style:name="Table1.C108" style:family="table-cell">
      <style:table-cell-properties style:vertical-align="" fo:padding="0in" fo:border="none"/>
    </style:style>
    <style:style style:name="Table1.C109" style:family="table-cell">
      <style:table-cell-properties style:vertical-align="" fo:padding="0in" fo:border="none"/>
    </style:style>
    <style:style style:name="Table1.C110" style:family="table-cell">
      <style:table-cell-properties style:vertical-align="" fo:padding="0in" fo:border="none"/>
    </style:style>
    <style:style style:name="Table1.C111" style:family="table-cell">
      <style:table-cell-properties style:vertical-align="" fo:padding="0in" fo:border="none"/>
    </style:style>
    <style:style style:name="Table1.C112" style:family="table-cell">
      <style:table-cell-properties style:vertical-align="" fo:padding="0in" fo:border="none"/>
    </style:style>
    <style:style style:name="Table1.C113" style:family="table-cell">
      <style:table-cell-properties style:vertical-align="" fo:padding="0in" fo:border="none"/>
    </style:style>
    <style:style style:name="Table1.C114" style:family="table-cell">
      <style:table-cell-properties style:vertical-align="" fo:padding="0in" fo:border="none"/>
    </style:style>
    <style:style style:name="Table1.C115" style:family="table-cell">
      <style:table-cell-properties style:vertical-align="" fo:padding="0in" fo:border="none"/>
    </style:style>
    <style:style style:name="Table1.C116" style:family="table-cell">
      <style:table-cell-properties style:vertical-align="" fo:padding="0in" fo:border="none"/>
    </style:style>
    <style:style style:name="P1"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2" style:family="paragraph" style:parent-style-name="Default_20_Text">
      <style:paragraph-properties fo:margin-left="0.0138in" fo:margin-right="0in" fo:orphans="0" fo:widows="0" fo:text-indent="0in" style:auto-text-indent="false" style:text-autospace="none"/>
      <style:text-properties style:font-name="Helvetica1" fo:font-size="6.5pt" officeooo:paragraph-rsid="002364d9" style:font-size-asian="6.5pt" style:font-name-complex="Helvetica1" style:font-size-complex="6.5pt"/>
    </style:style>
    <style:style style:name="P3" style:family="paragraph" style:parent-style-name="Default_20_Text">
      <style:paragraph-properties fo:margin-left="0.0138in" fo:margin-right="0in" fo:orphans="0" fo:widows="0" fo:text-indent="0in" style:auto-text-indent="false" style:text-autospace="none"/>
      <style:text-properties style:font-name="Helvetica1" fo:font-size="6.5pt" officeooo:paragraph-rsid="0024e243" style:font-size-asian="6.5pt" style:font-name-complex="Helvetica1" style:font-size-complex="6.5pt"/>
    </style:style>
    <style:style style:name="P4" style:family="paragraph" style:parent-style-name="Default_20_Text">
      <style:paragraph-properties fo:orphans="0" fo:widows="0" style:shadow="none" style:text-autospace="none">
        <style:tab-stops>
          <style:tab-stop style:position="1.3661in"/>
        </style:tab-stops>
      </style:paragraph-properties>
      <style:text-properties style:font-name="Helvetica1" fo:font-size="6.5pt" style:font-size-asian="6.5pt" style:font-name-complex="Helvetica1" style:font-size-complex="6.5pt"/>
    </style:style>
    <style:style style:name="P5" style:family="paragraph" style:parent-style-name="Default_20_Text">
      <style:paragraph-properties fo:orphans="0" fo:widows="0" style:text-autospace="none">
        <style:tab-stops>
          <style:tab-stop style:position="0.639in"/>
        </style:tab-stops>
      </style:paragraph-properties>
      <style:text-properties style:font-name="Helvetica1" fo:font-size="6.5pt" officeooo:paragraph-rsid="0024e243" style:font-size-asian="6.5pt" style:font-name-complex="Helvetica1" style:font-size-complex="6.5pt"/>
    </style:style>
    <style:style style:name="P6"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7" style:family="paragraph" style:parent-style-name="Default_20_Text">
      <style:paragraph-properties fo:text-align="justify" style:justify-single-word="false" fo:orphans="0" fo:widows="0" style:text-autospace="none"/>
      <style:text-properties style:font-name="Helvetica1" fo:font-size="6.5pt" officeooo:paragraph-rsid="0017c21f" style:font-size-asian="6.5pt" style:font-name-complex="Helvetica1" style:font-size-complex="6.5pt"/>
    </style:style>
    <style:style style:name="P8" style:family="paragraph" style:parent-style-name="Default_20_Text" style:master-page-name="">
      <style:paragraph-properties fo:margin-left="0in" fo:margin-right="0in" fo:text-align="justify" style:justify-single-word="false" fo:orphans="0" fo:widows="0" fo:text-indent="0in"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9" style:family="paragraph" style:parent-style-name="Default_20_Text">
      <style:paragraph-properties fo:margin-left="0in" fo:margin-right="0in" fo:text-align="justify" style:justify-single-word="false" fo:orphans="0" fo:widows="0" fo:text-indent="0in" style:auto-text-indent="false" style:shadow="none" style:text-autospace="none" style:punctuation-wrap="simple"/>
      <style:text-properties style:font-name="Helvetica1" fo:font-size="6.5pt" style:font-size-asian="6.5pt" style:font-name-complex="Helvetica1" style:font-size-complex="6.5pt"/>
    </style:style>
    <style:style style:name="P10" style:family="paragraph" style:parent-style-name="Default_20_Text">
      <style:paragraph-properties fo:margin-left="0.0138in" fo:margin-right="0.0417in"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11" style:family="paragraph" style:parent-style-name="Default_20_Text">
      <style:paragraph-properties fo:margin-left="0in" fo:margin-right="0in" fo:text-align="justify" style:justify-single-word="false" fo:orphans="0" fo:widows="0" fo:text-indent="0in" style:auto-text-indent="false" style:text-autospace="none" style:punctuation-wrap="simple"/>
      <style:text-properties style:font-name="Helvetica1" fo:font-size="6.5pt" officeooo:paragraph-rsid="002364d9" style:font-size-asian="6.5pt" style:font-name-complex="Helvetica1" style:font-size-complex="6.5pt"/>
    </style:style>
    <style:style style:name="P12"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Helvetica1" fo:font-size="6.5pt" style:font-size-asian="6.5pt" style:font-name-complex="Helvetica1" style:font-size-complex="6.5pt"/>
    </style:style>
    <style:style style:name="P13"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 style:family="paragraph" style:parent-style-name="Default_20_Text">
      <style:paragraph-properties fo:text-align="justify" style:justify-single-word="false" fo:orphans="0" fo:widows="0" style:text-autospace="none"/>
      <style:text-properties style:font-name="Helvetica1" fo:font-size="6.5pt" officeooo:paragraph-rsid="0020c06a" style:font-size-asian="6.5pt" style:font-name-complex="Helvetica1" style:font-size-complex="6.5pt"/>
    </style:style>
    <style:style style:name="P15" style:family="paragraph" style:parent-style-name="Default_20_Text">
      <style:paragraph-properties fo:text-align="justify" style:justify-single-word="false" fo:orphans="0" fo:widows="0" style:shadow="none" style:text-autospace="none"/>
      <style:text-properties style:font-name="Helvetica1" fo:font-size="6.5pt" officeooo:paragraph-rsid="002a7521" style:font-size-asian="6.5pt" style:font-name-complex="Helvetica1" style:font-size-complex="6.5pt"/>
    </style:style>
    <style:style style:name="P16" style:family="paragraph" style:parent-style-name="Default_20_Text">
      <style:paragraph-properties fo:text-align="justify" style:justify-single-word="false" fo:orphans="0" fo:widows="0" style:text-autospace="none">
        <style:tab-stops>
          <style:tab-stop style:position="0.6882in"/>
        </style:tab-stops>
      </style:paragraph-properties>
      <style:text-properties style:font-name="Helvetica1" fo:font-size="6.5pt" style:font-size-asian="6.5pt" style:font-name-complex="Helvetica1" style:font-size-complex="6.5pt"/>
    </style:style>
    <style:style style:name="P17" style:family="paragraph" style:parent-style-name="Default_20_Text" style:master-page-name="">
      <style:paragraph-properties fo:margin-left="0in" fo:margin-right="0in" fo:text-align="justify" style:justify-single-word="false" fo:orphans="0" fo:widows="0" fo:hyphenation-ladder-count="no-limit" fo:text-indent="0in"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8"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9" style:family="paragraph" style:parent-style-name="Default_20_Text">
      <style:paragraph-properties fo:margin-left="0in" fo:margin-right="0in" fo:text-align="justify" style:justify-single-word="false" fo:orphans="0" fo:widows="0" fo:hyphenation-ladder-count="no-limit" fo:text-indent="0in" style:auto-text-indent="false" style:shadow="none" fo:keep-with-next="always" style:text-autospace="none" style:punctuation-wrap="simple" style:writing-mode="lr-tb">
        <style:tab-stops>
          <style:tab-stop style:position="0.1965in"/>
          <style:tab-stop style:position="0.3937in"/>
          <style:tab-stop style:position="0.5902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0"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ab-stops>
          <style:tab-stop style:position="0.1965in"/>
          <style:tab-stop style:position="0.3937in"/>
          <style:tab-stop style:position="0.5902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1" style:family="paragraph" style:parent-style-name="Default_20_Text">
      <style:paragraph-properties fo:margin-left="0.4992in" fo:margin-right="0in" fo:text-align="justify" style:justify-single-word="false" fo:orphans="0" fo:widows="0" fo:hyphenation-ladder-count="no-limit" fo:text-indent="0in" style:auto-text-indent="false" style:shadow="none" style:text-autospace="none" style:writing-mode="lr-tb">
        <style:tab-stops>
          <style:tab-stop style:position="1.6717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2" style:family="paragraph" style:parent-style-name="Default_20_Text" style:master-page-name="">
      <style:paragraph-properties fo:margin-left="0.4992in" fo:margin-right="0in" fo:text-align="justify" style:justify-single-word="false" fo:orphans="0" fo:widows="0" fo:hyphenation-ladder-count="no-limit" fo:text-indent="0in" style:auto-text-indent="false" style:page-number="auto" style:shadow="none" style:text-autospace="none" style:writing-mode="lr-tb">
        <style:tab-stops>
          <style:tab-stop style:position="1.6717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3"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paragraph-rsid="002364d9" style:font-size-asian="6.5pt" style:font-name-complex="Helvetica1" style:font-size-complex="6.5pt"/>
    </style:style>
    <style:style style:name="P24" style:family="paragraph" style:parent-style-name="Default_20_Text">
      <style:paragraph-properties fo:margin-left="0in" fo:margin-right="0in" fo:text-align="start" style:justify-single-word="false" fo:orphans="2" fo:widows="0" fo:hyphenation-ladder-count="no-limit" fo:text-indent="0in"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5" style:family="paragraph" style:parent-style-name="Default_20_Text">
      <style:paragraph-properties fo:margin-left="0in" fo:margin-right="0in" fo:text-align="start" style:justify-single-word="false" fo:orphans="2" fo:widows="0" fo:hyphenation-ladder-count="no-limit" fo:text-indent="0in"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6" style:family="paragraph" style:parent-style-name="Default_20_Text">
      <loext:graphic-properties draw:fill="none"/>
      <style:paragraph-properties fo:margin-left="0in" fo:margin-right="0.0398in" fo:text-align="start"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7" style:family="paragraph" style:parent-style-name="Default_20_Text">
      <loext:graphic-properties draw:fill="none"/>
      <style:paragraph-properties fo:margin-left="0in" fo:margin-right="0.0398in" fo:text-align="start" style:justify-single-word="false" fo:orphans="0" fo:widows="0" fo:hyphenation-ladder-count="no-limit" fo:text-indent="0in" style:auto-text-indent="false" fo:background-color="transparent" style:text-autospace="non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8" style:family="paragraph" style:parent-style-name="Default_20_Text" style:master-page-name="">
      <style:paragraph-properties fo:margin-left="0in" fo:margin-right="0in" fo:text-align="start" style:justify-single-word="false" fo:orphans="0" fo:widows="0" fo:hyphenation-ladder-count="no-limit" fo:text-indent="0in" style:auto-text-indent="false" style:page-number="auto"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9" style:family="paragraph" style:parent-style-name="Default_20_Text">
      <style:paragraph-properties fo:margin-left="0in" fo:margin-right="0in" fo:text-align="start" style:justify-single-word="false" fo:orphans="0" fo:widows="0" fo:hyphenation-ladder-count="no-limit" fo:text-indent="0in" style:auto-text-indent="false"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0" style:family="paragraph" style:parent-style-name="Default_20_Text">
      <style:paragraph-properties fo:text-align="start" style:justify-single-word="false" fo:orphans="0" fo:widows="0" style:shadow="none" style:text-autospace="none"/>
      <style:text-properties style:font-name="Helvetica1" fo:font-size="6.5pt" style:font-size-asian="6.5pt" style:font-name-complex="Helvetica1" style:font-size-complex="6.5pt"/>
    </style:style>
    <style:style style:name="P31" style:family="paragraph" style:parent-style-name="Default_20_Text">
      <style:paragraph-properties fo:margin-left="0in" fo:margin-right="0in" fo:line-height="120%" fo:text-align="start" style:justify-single-word="false" fo:orphans="0" fo:widows="0" fo:hyphenation-ladder-count="no-limit" fo:text-indent="0in"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2" style:family="paragraph" style:parent-style-name="Default_20_Text">
      <style:paragraph-properties fo:margin-left="0.0138in" fo:margin-right="0in" fo:line-height="105%"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33"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34" style:family="paragraph" style:parent-style-name="Default_20_Text" style:master-page-name="">
      <loext:graphic-properties draw:fill="none"/>
      <style:paragraph-properties fo:margin-left="0in" fo:margin-right="0in" fo:line-height="105%" fo:text-align="justify" style:justify-single-word="false" fo:orphans="0" fo:widows="0" fo:hyphenation-ladder-count="no-limit" fo:text-indent="0in" style:auto-text-indent="false" style:page-number="auto" fo:background-color="transparent"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5" style:family="paragraph" style:parent-style-name="Default_20_Text">
      <loext:graphic-properties draw:fill="none"/>
      <style:paragraph-properties fo:margin-left="0in" fo:margin-right="0in" fo:line-height="13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6" style:family="paragraph" style:parent-style-name="Default_20_Text">
      <style:paragraph-properties fo:margin-left="0.0091in" fo:margin-right="1.27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paragraph-rsid="002364d9" style:font-size-asian="6.5pt" style:font-name-complex="Helvetica1" style:font-size-complex="6.5pt"/>
    </style:style>
    <style:style style:name="P37"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8" style:family="paragraph" style:parent-style-name="Default_20_Text">
      <style:paragraph-properties fo:margin-left="0.0091in" fo:margin-right="1.27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rsid="002364d9" officeooo:paragraph-rsid="002364d9" style:font-size-asian="6.5pt" style:font-name-complex="Helvetica1" style:font-size-complex="6.5pt"/>
    </style:style>
    <style:style style:name="P39" style:family="paragraph" style:parent-style-name="Default_20_Text">
      <loext:graphic-properties draw:fill="none"/>
      <style:paragraph-properties fo:margin-left="0in" fo:margin-right="0.0398in" fo:line-height="13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0" style:family="paragraph" style:parent-style-name="Default_20_Text">
      <loext:graphic-properties draw:fill="none"/>
      <style:paragraph-properties fo:margin-left="0in" fo:margin-right="0.0398in" fo:line-height="10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1" style:family="paragraph" style:parent-style-name="Default_20_Text">
      <style:paragraph-properties fo:margin-left="0in" fo:margin-right="0.0398in" fo:line-height="0.1209in" fo:text-align="start" style:justify-single-word="false" fo:orphans="0" fo:widows="0" fo:text-indent="0in" style:auto-text-indent="false" style:text-autospace="none" style:punctuation-wrap="simple" style:snap-to-layout-grid="false"/>
      <style:text-properties style:font-name="Helvetica1" fo:font-size="6.5pt" officeooo:rsid="002364d9" officeooo:paragraph-rsid="002364d9" style:font-size-asian="6.5pt" style:font-name-complex="Helvetica1" style:font-size-complex="6.5pt"/>
    </style:style>
    <style:style style:name="P42" style:family="paragraph" style:parent-style-name="Default_20_Text">
      <style:paragraph-properties fo:margin-left="0in" fo:margin-right="0.0398in" fo:line-height="115%" fo:text-align="start" style:justify-single-word="false" fo:orphans="0" fo:widows="0" fo:text-indent="0in" style:auto-text-indent="false" style:text-autospace="none" style:punctuation-wrap="simple"/>
      <style:text-properties style:font-name="Helvetica1" fo:font-size="6.5pt" officeooo:rsid="002364d9" officeooo:paragraph-rsid="002364d9" style:font-size-asian="6.5pt" style:font-name-complex="Helvetica1" style:font-size-complex="6.5pt"/>
    </style:style>
    <style:style style:name="P43" style:family="paragraph" style:parent-style-name="Default_20_Text">
      <loext:graphic-properties draw:fill="none"/>
      <style:paragraph-properties fo:margin-left="0in" fo:margin-right="0.0398in" fo:line-height="115%" fo:text-align="start"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4" style:family="paragraph" style:parent-style-name="Default_20_Text">
      <style:paragraph-properties fo:margin-left="0in" fo:margin-right="0.0398in" fo:line-height="0.1209in" fo:text-align="start" style:justify-single-word="false" fo:orphans="0" fo:widows="0" fo:text-indent="0in" style:auto-text-indent="false" style:text-autospace="none" style:punctuation-wrap="simple" style:snap-to-layout-grid="false"/>
      <style:text-properties style:font-name="Helvetica1" fo:font-size="6.5pt" officeooo:paragraph-rsid="002364d9" style:font-size-asian="6.5pt" style:font-name-complex="Helvetica1" style:font-size-complex="6.5pt"/>
    </style:style>
    <style:style style:name="P45" style:family="paragraph" style:parent-style-name="Default_20_Text">
      <style:paragraph-properties fo:margin-left="0.0138in" fo:margin-right="0in" fo:orphans="0" fo:widows="0" fo:text-indent="0in" style:auto-text-indent="false" style:text-autospace="none"/>
      <style:text-properties style:font-name="Helvetica1" fo:font-size="6.5pt" officeooo:rsid="0024e243" officeooo:paragraph-rsid="0024e243" style:font-size-asian="6.5pt" style:font-name-complex="Helvetica1" style:font-size-complex="6.5pt"/>
    </style:style>
    <style:style style:name="P46" style:family="paragraph" style:parent-style-name="Default_20_Text">
      <style:paragraph-properties fo:margin-left="0in" fo:margin-right="0.0398in" fo:orphans="0" fo:widows="0" fo:text-indent="0in" style:auto-text-indent="false" style:text-autospace="none"/>
      <style:text-properties style:font-name="Helvetica1" fo:font-size="6.5pt" officeooo:rsid="0024e243" officeooo:paragraph-rsid="0024e243" style:font-size-asian="6.5pt" style:font-name-complex="Helvetica1" style:font-size-complex="6.5pt"/>
    </style:style>
    <style:style style:name="P47"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48"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49" style:family="paragraph" style:parent-style-name="Default_20_Text">
      <style:paragraph-properties fo:margin-left="0.0138in" fo:margin-right="0in"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50" style:family="paragraph" style:parent-style-name="Default_20_Text">
      <style:paragraph-properties fo:margin-left="0in" fo:margin-right="0in"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51" style:family="paragraph" style:parent-style-name="Default_20_Text">
      <style:paragraph-properties fo:margin-left="0in" fo:margin-right="0in" fo:orphans="0" fo:widows="0" fo:text-indent="0in" style:auto-text-indent="false" fo:keep-with-next="always"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52" style:family="paragraph" style:parent-style-name="Default_20_Text">
      <style:paragraph-properties fo:orphans="0" fo:widows="0" style:text-autospace="none">
        <style:tab-stops>
          <style:tab-stop style:position="0.639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53"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54"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55"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6"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7" style:family="paragraph" style:parent-style-name="Default_20_Text">
      <loext:graphic-properties draw:fill="none"/>
      <style:paragraph-properties fo:margin-left="0in" fo:margin-right="0in" fo:line-height="130%" fo:text-align="start"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8" style:family="paragraph" style:parent-style-name="Default_20_Text">
      <loext:graphic-properties draw:fill="none"/>
      <style:paragraph-properties fo:margin-left="0in" fo:margin-right="0.0398in" fo:line-height="130%" fo:text-align="start"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9" style:family="paragraph" style:parent-style-name="Default_20_Text">
      <style:paragraph-properties fo:margin-left="0in" fo:margin-right="0.0398in" fo:line-height="115%" fo:text-align="end" style:justify-single-word="false" fo:orphans="0" fo:widows="0" fo:text-indent="0in" style:auto-text-indent="false" style:text-autospace="none" style:punctuation-wrap="simple"/>
      <style:text-properties style:font-name="Helvetica1" fo:font-size="6.5pt" fo:font-weight="bold" officeooo:rsid="002364d9" officeooo:paragraph-rsid="002364d9" style:font-size-asian="6.5pt" style:font-weight-asian="bold" style:font-name-complex="Helvetica1" style:font-size-complex="6.5pt" style:font-weight-complex="bold"/>
    </style:style>
    <style:style style:name="P60" style:family="paragraph" style:parent-style-name="Default_20_Text">
      <loext:graphic-properties draw:fill="none"/>
      <style:paragraph-properties fo:margin-left="0in" fo:margin-right="0in" fo:line-height="80%" fo:text-align="end"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1" style:family="paragraph" style:parent-style-name="Default_20_Text">
      <style:paragraph-properties fo:margin-left="0.0138in" fo:margin-right="0in" fo:text-align="end" style:justify-single-word="false"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62" style:family="paragraph" style:parent-style-name="Default_20_Text">
      <style:paragraph-properties fo:margin-left="0in" fo:margin-right="0.0398in" fo:text-align="end" style:justify-single-word="false" fo:orphans="0" fo:widows="0" fo:text-indent="0in" style:auto-text-indent="false" style:text-autospace="none"/>
      <style:text-properties style:font-name="Helvetica1" fo:font-size="6.5pt" fo:font-weight="bold" officeooo:paragraph-rsid="0024e243" style:font-size-asian="6.5pt" style:font-weight-asian="bold" style:font-name-complex="Helvetica1" style:font-size-complex="6.5pt" style:font-weight-complex="bold"/>
    </style:style>
    <style:style style:name="P63" style:family="paragraph" style:parent-style-name="Default_20_Text">
      <style:paragraph-properties fo:text-align="end" style:justify-single-word="false" fo:orphans="0" fo:widows="0" style:text-autospace="none">
        <style:tab-stops>
          <style:tab-stop style:position="0.639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64"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5" style:family="paragraph" style:parent-style-name="Default_20_Text" style:master-page-name="">
      <style:paragraph-properties fo:margin-left="0in" fo:margin-right="0in" fo:text-align="end"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6"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7" style:family="paragraph" style:parent-style-name="Default_20_Text">
      <style:paragraph-properties fo:margin-left="0in" fo:margin-right="0in" fo:line-height="80%" fo:text-align="end" style:justify-single-word="false" fo:orphans="0" fo:widows="0" fo:hyphenation-ladder-count="no-limit" fo:text-indent="0in"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8" style:family="paragraph" style:parent-style-name="Default_20_Text" style:master-page-name="">
      <loext:graphic-properties draw:fill="none"/>
      <style:paragraph-properties fo:margin-left="0.9839in" fo:margin-right="0in" fo:line-height="80%" fo:text-align="end" style:justify-single-word="false" fo:orphans="0" fo:widows="0" fo:hyphenation-ladder-count="no-limit" fo:text-indent="-0.9839in" style:auto-text-indent="false" style:page-number="auto" fo:background-color="transparent" style:text-autospace="none" style:punctuation-wrap="simple" style:writing-mode="lr-tb">
        <style:tab-stops>
          <style:tab-stop style:position="0.4957in"/>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9" style:family="paragraph" style:parent-style-name="Default_20_Text">
      <style:paragraph-properties fo:margin-left="0in" fo:margin-right="0.0398in" fo:text-align="end" style:justify-single-word="false" fo:orphans="0" fo:widows="0" fo:text-indent="0in" style:auto-text-indent="false" style:text-autospace="none"/>
      <style:text-properties style:font-name="Helvetica1" fo:font-size="6.5pt" fo:font-weight="bold" officeooo:rsid="0024e243" officeooo:paragraph-rsid="0024e243" style:font-size-asian="6.5pt" style:font-weight-asian="bold" style:font-name-complex="Helvetica1" style:font-size-complex="6.5pt" style:font-weight-complex="bold"/>
    </style:style>
    <style:style style:name="P70"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style:style>
    <style:style style:name="P71"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72" style:family="paragraph" style:parent-style-name="Default_20_Text">
      <style:paragraph-properties fo:margin-left="0in" fo:margin-right="0in" fo:text-align="start" style:justify-single-word="false" fo:orphans="0" fo:widows="0" fo:text-indent="0in"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73" style:family="paragraph" style:parent-style-name="Default_20_Text" style:master-page-name="">
      <style:paragraph-properties fo:margin-left="0in" fo:margin-right="0in" fo:text-align="start" style:justify-single-word="false" fo:orphans="0" fo:widows="0" fo:text-indent="0in"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74" style:family="paragraph" style:parent-style-name="Default_20_Text">
      <style:paragraph-properties fo:margin-left="0in" fo:margin-right="0in" fo:text-align="start" style:justify-single-word="false"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5" style:family="paragraph" style:parent-style-name="Default_20_Text">
      <style:paragraph-properties fo:margin-left="0.5in" fo:margin-right="0in" fo:text-align="start" style:justify-single-word="false"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6" style:family="paragraph" style:parent-style-name="Default_20_Text">
      <style:paragraph-properties fo:margin-left="0in" fo:margin-right="0in" fo:text-align="start" style:justify-single-word="false" fo:orphans="0" fo:widows="0" fo:text-indent="0in" style:auto-text-indent="false" style:text-autospace="none">
        <style:tab-stops>
          <style:tab-stop style:position="0.9374in"/>
          <style:tab-stop style:position="1.75in"/>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77" style:family="paragraph" style:parent-style-name="Default_20_Text">
      <style:paragraph-properties fo:margin-left="0in" fo:margin-right="0in"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8" style:family="paragraph" style:parent-style-name="Default_20_Text">
      <style:paragraph-properties fo:margin-left="0in" fo:margin-right="0in" fo:orphans="0" fo:widows="0" fo:text-indent="0in" style:auto-text-indent="false" style:text-autospace="none"/>
      <style:text-properties style:font-name="Helvetica1" fo:font-size="6.5pt" fo:font-weight="normal" officeooo:rsid="00290500" officeooo:paragraph-rsid="00290500" style:font-size-asian="5.65000009536743pt" style:font-weight-asian="normal" style:font-name-complex="Helvetica1" style:font-size-complex="6.5pt" style:font-weight-complex="normal"/>
    </style:style>
    <style:style style:name="P79" style:family="paragraph" style:parent-style-name="Default_20_Text">
      <style:paragraph-properties fo:margin-left="0.5in" fo:margin-right="0in" fo:text-align="start" style:justify-single-word="false" fo:orphans="0" fo:widows="0" fo:text-indent="0in" style:auto-text-indent="false" style:text-autospace="none"/>
      <style:text-properties style:font-name="Helvetica1" fo:font-size="6.5pt" fo:font-weight="normal" officeooo:rsid="002364d9" style:font-size-asian="5.65000009536743pt" style:font-weight-asian="normal" style:font-name-complex="Helvetica1" style:font-size-complex="6.5pt" style:font-weight-complex="normal"/>
    </style:style>
    <style:style style:name="P80" style:family="paragraph" style:parent-style-name="Default_20_Text">
      <style:paragraph-properties fo:margin-left="0in" fo:margin-right="0in" fo:orphans="0" fo:widows="0" fo:text-indent="0in" style:auto-text-indent="false" style:text-autospace="none"/>
      <style:text-properties style:font-name="Helvetica1" fo:font-size="6.5pt" fo:font-weight="normal" officeooo:paragraph-rsid="002364d9" style:font-size-asian="6.5pt" style:font-weight-asian="normal" style:font-name-complex="Helvetica1" style:font-size-complex="6.5pt" style:font-weight-complex="normal"/>
    </style:style>
    <style:style style:name="P81" style:family="paragraph" style:parent-style-name="Default_20_Text">
      <style:paragraph-properties fo:orphans="0" fo:widows="0" style:text-autospace="none">
        <style:tab-stops>
          <style:tab-stop style:position="0.639in"/>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82" style:family="paragraph" style:parent-style-name="Standard">
      <style:paragraph-properties fo:orphans="0" fo:widows="0" style:text-autospace="none">
        <style:tab-stops>
          <style:tab-stop style:position="0.639in"/>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83"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84" style:family="paragraph" style:parent-style-name="Default_20_Text" style:master-page-name="">
      <loext:graphic-properties draw:fill="none"/>
      <style:paragraph-properties fo:margin-left="0in" fo:margin-right="0in" fo:line-height="80%" fo:text-align="start" style:justify-single-word="false" fo:orphans="0" fo:widows="0" fo:hyphenation-ladder-count="no-limit" fo:text-indent="0in" style:auto-text-indent="false" style:page-number="auto" fo:background-color="transparent" style:text-autospace="none" style:punctuation-wrap="simple" style:writing-mode="lr-tb">
        <style:tab-stops>
          <style:tab-stop style:position="0.4957in"/>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85"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style:style>
    <style:style style:name="P86" style:family="paragraph" style:parent-style-name="Default_20_Text">
      <style:paragraph-properties fo:margin-left="0in" fo:margin-right="0.0398in" fo:line-height="115%" fo:text-align="start" style:justify-single-word="false" fo:orphans="0" fo:widows="0" fo:text-indent="0in" style:auto-text-indent="false" style:text-autospace="none" style:punctuation-wrap="simple"/>
      <style:text-properties style:font-name="Helvetica1" fo:font-size="6.5pt" fo:font-weight="normal" officeooo:paragraph-rsid="002364d9" style:font-size-asian="6.5pt" style:font-weight-asian="normal" style:font-name-complex="Helvetica1" style:font-size-complex="6.5pt" style:font-weight-complex="normal"/>
    </style:style>
    <style:style style:name="P87" style:family="paragraph" style:parent-style-name="Default_20_Text">
      <style:paragraph-properties fo:margin-left="0in" fo:margin-right="0.0398in" fo:line-height="0.1209in" fo:text-align="start" style:justify-single-word="false" fo:orphans="0" fo:widows="0" fo:text-indent="0in" style:auto-text-indent="false" style:text-autospace="none" style:punctuation-wrap="simple" style:snap-to-layout-grid="false"/>
      <style:text-properties style:font-name="Helvetica1" fo:font-size="6.5pt" fo:font-weight="normal" officeooo:paragraph-rsid="002364d9" style:font-size-asian="6.5pt" style:font-weight-asian="normal" style:font-name-complex="Helvetica1" style:font-size-complex="6.5pt" style:font-weight-complex="normal"/>
    </style:style>
    <style:style style:name="P88"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loext:hyphenation-no-caps="false" loext:hyphenation-no-last-word="false" loext:hyphenation-word-char-count="no-limit" loext:hyphenation-zone="no-limit"/>
    </style:style>
    <style:style style:name="P89" style:family="paragraph" style:parent-style-name="Default_20_Text">
      <style:paragraph-properties fo:margin-left="0in" fo:margin-right="0.0398in" fo:line-height="115%" fo:orphans="0" fo:widows="0" fo:text-indent="0in" style:auto-text-indent="false" style:text-autospace="none" style:punctuation-wrap="simple"/>
      <style:text-properties style:font-name="Helvetica1" fo:font-size="6.5pt" fo:language="en" fo:country="US" fo:font-weight="bold" officeooo:rsid="002364d9" officeooo:paragraph-rsid="002364d9" style:font-size-asian="6.5pt" style:font-weight-asian="bold" style:font-name-complex="Helvetica1" style:font-size-complex="6.5pt" style:font-weight-complex="bold"/>
    </style:style>
    <style:style style:name="P90" style:family="paragraph" style:parent-style-name="Default_20_Text">
      <style:paragraph-properties fo:margin-left="0in" fo:margin-right="0.0398in" fo:line-height="115%" fo:orphans="0" fo:widows="0" fo:text-indent="0in"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91" style:family="paragraph" style:parent-style-name="Default_20_Text">
      <style:paragraph-properties fo:margin-left="0in" fo:margin-right="0.75in" fo:line-height="115%" fo:orphans="0" fo:widows="0" fo:text-indent="0in"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92" style:family="paragraph" style:parent-style-name="Default_20_Text">
      <style:paragraph-properties fo:margin-left="0in" fo:margin-right="1.52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style="normal" officeooo:paragraph-rsid="0024e243" style:font-size-asian="6.5pt" style:font-style-asian="normal" style:font-name-complex="Helvetica1" style:font-size-complex="6.5pt" style:font-style-complex="normal"/>
    </style:style>
    <style:style style:name="P93" style:family="paragraph" style:parent-style-name="Default_20_Text" style:master-page-name="">
      <style:paragraph-properties fo:margin-left="0in" fo:margin-right="0in" fo:text-align="center" style:justify-single-word="false" fo:orphans="0" fo:widows="0" fo:hyphenation-ladder-count="no-limit" fo:text-indent="0in"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4" style:family="paragraph" style:parent-style-name="Default_20_Text">
      <style:paragraph-properties fo:margin-left="0in" fo:margin-right="0in" fo:text-align="center" style:justify-single-word="false" fo:orphans="0" fo:widows="0" fo:hyphenation-ladder-count="no-limit" fo:text-indent="0in"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5" style:family="paragraph" style:parent-style-name="Default_20_Text">
      <style:paragraph-properties fo:margin-left="0in" fo:margin-right="0in" fo:text-align="center" style:justify-single-word="false" fo:orphans="0" fo:widows="0" fo:hyphenation-ladder-count="no-limit" fo:text-indent="0in" style:auto-text-indent="false" fo:break-before="pag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6" style:family="paragraph" style:parent-style-name="Default_20_Text">
      <style:paragraph-properties fo:margin-left="0.0047in" fo:margin-right="0in" fo:text-align="center" style:justify-single-word="false" fo:orphans="0" fo:widows="0" fo:hyphenation-ladder-count="no-limit" fo:text-indent="0in"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7" style:family="paragraph" style:parent-style-name="Default_20_Text">
      <style:paragraph-properties fo:margin-left="0.0047in" fo:margin-right="0in" fo:text-align="center" style:justify-single-word="false" fo:orphans="0" fo:widows="0" fo:text-indent="0in"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98"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99" style:family="paragraph" style:parent-style-name="Default_20_Text">
      <style:paragraph-properties fo:margin-top="0in" fo:margin-bottom="0in" style: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100"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1" style:family="paragraph" style:parent-style-name="Default_20_Text">
      <style:paragraph-properties fo:margin-left="0.0047in" fo:margin-right="0in" fo:text-align="center" style:justify-single-word="false" fo:orphans="0" fo:widows="0" fo:text-indent="0in"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02" style:family="paragraph" style:parent-style-name="Default_20_Text">
      <style:paragraph-properties fo:orphans="0" fo:widows="0" style:text-autospace="none"/>
    </style:style>
    <style:style style:name="P103" style:family="paragraph" style:parent-style-name="Default_20_Text" style:master-page-name="">
      <style:paragraph-properties fo:orphans="0" fo:widows="0" style:page-number="auto" style:text-autospace="none"/>
    </style:style>
    <style:style style:name="P104" style:family="paragraph" style:parent-style-name="Default_20_Text">
      <style:paragraph-properties fo:margin-left="0in" fo:margin-right="0in" fo:orphans="0" fo:widows="0" fo:text-indent="0in" style:auto-text-indent="false" style:text-autospace="none"/>
      <style:text-properties officeooo:paragraph-rsid="002364d9"/>
    </style:style>
    <style:style style:name="P105" style:family="paragraph" style:parent-style-name="Default_20_Text">
      <style:paragraph-properties fo:orphans="0" fo:widows="0" style:text-autospace="none">
        <style:tab-stops>
          <style:tab-stop style:position="0.6882in"/>
        </style:tab-stops>
      </style:paragraph-properties>
    </style:style>
    <style:style style:name="P106" style:family="paragraph" style:parent-style-name="Default_20_Text">
      <style:paragraph-properties fo:text-align="justify" style:justify-single-word="false" fo:orphans="0" fo:widows="0" style:text-autospace="none"/>
    </style:style>
    <style:style style:name="P107" style:family="paragraph" style:parent-style-name="Default_20_Text">
      <style:paragraph-properties fo:margin-left="0.0138in" fo:margin-right="0in" fo:text-align="justify" style:justify-single-word="false" fo:orphans="0" fo:widows="0" fo:text-indent="0in" style:auto-text-indent="false" style:text-autospace="none"/>
    </style:style>
    <style:style style:name="P108" style:family="paragraph" style:parent-style-name="Default_20_Text">
      <style:paragraph-properties fo:text-align="justify" style:justify-single-word="false" fo:orphans="0" fo:widows="0" style:shadow="none" style:text-autospace="none"/>
    </style:style>
    <style:style style:name="P109" style:family="paragraph" style:parent-style-name="Default_20_Text">
      <style:paragraph-properties fo:orphans="0" fo:widows="0" style:text-autospace="none">
        <style:tab-stops>
          <style:tab-stop style:position="0.639in"/>
        </style:tab-stops>
      </style:paragraph-properties>
      <style:text-properties style:font-name="Helvetica" fo:font-size="6.5pt" officeooo:paragraph-rsid="002364d9" style:font-size-asian="6.5pt" style:font-size-complex="6.5pt"/>
    </style:style>
    <style:style style:name="P110"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1" style:family="paragraph" style:parent-style-name="Default_20_Text">
      <style:paragraph-properties fo:margin-left="0.872in" fo:margin-right="0in" fo:line-height="100%" fo:text-align="end"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2"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officeooo:paragraph-rsid="002364d9" style:font-size-asian="6.5pt" style:font-size-complex="6.5pt"/>
    </style:style>
    <style:style style:name="P113"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4" style:family="paragraph" style:parent-style-name="Default_20_Text">
      <style:paragraph-properties fo:margin-left="0in" fo:margin-right="0.0398in" fo:line-height="100%" fo:text-align="start" style:justify-single-word="false" fo:orphans="0" fo:widows="0" fo:hyphenation-ladder-count="no-limit" fo:text-indent="0in" style:auto-text-indent="false" style:text-autospace="none" style:writing-mode="lr-tb">
        <style:tab-stops>
          <style:tab-stop style:position="0.6398in"/>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5"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officeooo:rsid="0024e243" officeooo:paragraph-rsid="0024e243" style:font-size-asian="6.5pt" style:font-size-complex="6.5pt"/>
    </style:style>
    <style:style style:name="P116"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rsid="0024e243"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7" style:family="paragraph" style:parent-style-name="Default_20_Text" style:master-page-name="">
      <style:paragraph-properties fo:margin-left="0in" fo:margin-right="0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style:font-name="Helvetica"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8"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19" style:family="paragraph" style:parent-style-name="Default_20_Text">
      <style:paragraph-properties fo:margin-left="0in" fo:margin-right="0in" fo:orphans="0" fo:widows="0" fo:text-indent="0in" style:auto-text-indent="false" style:text-autospace="none"/>
      <style:text-properties style:font-name="Helvetica" fo:font-size="6.5pt" officeooo:paragraph-rsid="002364d9" style:font-size-asian="6.5pt" style:font-name-complex="Helvetica1" style:font-size-complex="6.5pt"/>
    </style:style>
    <style:style style:name="P120" style:family="paragraph" style:parent-style-name="Default_20_Text">
      <style:paragraph-properties fo:margin-left="0in" fo:margin-right="0in" fo:orphans="0" fo:widows="0" fo:text-indent="0in" style:auto-text-indent="false" style:text-autospace="none"/>
      <style:text-properties style:font-name="Helvetica" fo:font-size="6.5pt" fo:font-weight="bold" officeooo:paragraph-rsid="002364d9" style:font-size-asian="6.5pt" style:font-weight-asian="bold" style:font-name-complex="Helvetica1" style:font-size-complex="6.5pt" style:font-weight-complex="bold"/>
    </style:style>
    <style:style style:name="P121" style:family="paragraph" style:parent-style-name="Default_20_Text">
      <style:paragraph-properties fo:margin-top="0in" fo:margin-bottom="0in" style:contextual-spacing="false" fo:orphans="0" fo:widows="0" style:text-autospace="none">
        <style:tab-stops>
          <style:tab-stop style:position="0.6398in"/>
        </style:tab-stops>
      </style:paragraph-properties>
      <style:text-properties style:font-name="Helvetica" fo:font-size="6.5pt" fo:font-weight="bold" officeooo:paragraph-rsid="002364d9" style:font-size-asian="6.5pt" style:font-weight-asian="bold" style:font-name-complex="Helvetica1" style:font-size-complex="6.5pt" style:font-weight-complex="bold"/>
    </style:style>
    <style:style style:name="P122"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23"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fo:font-weight="bold" officeooo:rsid="002364d9" officeooo:paragraph-rsid="002364d9"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24"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fo:font-weight="bold" officeooo:rsid="002364d9" officeooo:paragraph-rsid="002364d9" style:font-size-asian="6.5pt" style:font-weight-asian="bold" style:font-size-complex="6.5pt" style:font-weight-complex="bold"/>
    </style:style>
    <style:style style:name="P125" style:family="paragraph" style:parent-style-name="Default_20_Text" style:master-page-name="">
      <style:paragraph-properties fo:margin-left="0in" fo:margin-right="0in" fo:widows="0" fo:text-indent="0in" style:auto-text-indent="false" style:page-number="auto" style:shadow="none" fo:keep-with-next="always" style:text-autospace="none" style:punctuation-wrap="simple">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style:style>
    <style:style style:name="P126" style:family="paragraph" style:parent-style-name="Default_20_Text">
      <style:paragraph-properties fo:margin-left="0in" fo:margin-right="0in" fo:widows="0" fo:text-indent="0in" style:auto-text-indent="false" style:shadow="none" fo:keep-with-next="always" style:text-autospace="none" style:punctuation-wrap="simple">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style:style>
    <style:style style:name="P127" style:family="paragraph" style:parent-style-name="Default_20_Text">
      <style:paragraph-properties fo:margin-left="0in" fo:margin-right="0in" fo:widows="0" fo:text-indent="0in" style:auto-text-indent="false" style:shadow="none" style:text-autospace="none" style:punctuation-wrap="simple">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style:style>
    <style:style style:name="P128" style:family="paragraph" style:parent-style-name="Default_20_Text">
      <style:paragraph-properties fo:margin-left="0in" fo:margin-right="0in" fo:widows="0" fo:text-indent="0in" style:auto-text-indent="false" style:shadow="none" fo:keep-with-next="always" style:text-autospace="none" style:punctuation-wrap="simple">
        <style:tab-stops>
          <style:tab-stop style:position="0.1937in"/>
        </style:tab-stops>
      </style:paragraph-properties>
      <style:text-properties style:font-name="Courier New" fo:font-size="6.5pt" style:font-size-asian="6.5pt" style:font-name-complex="Courier New" style:font-size-complex="6.5pt"/>
    </style:style>
    <style:style style:name="P129" style:family="paragraph" style:parent-style-name="Default_20_Text" style:master-page-name="">
      <style:paragraph-properties fo:margin-left="0in" fo:margin-right="0in" fo:text-align="start" style:justify-single-word="false" fo:orphans="2" fo:widows="0" fo:hyphenation-ladder-count="no-limit" fo:text-indent="0in" style:auto-text-indent="false" style:page-number="auto" style:shadow="none" fo:keep-with-next="always" style:text-autospace="none" style:punctuation-wrap="simple" style:writing-mode="lr-tb">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0" style:family="paragraph" style:parent-style-name="Default_20_Text">
      <style:paragraph-properties fo:margin-left="0in" fo:margin-right="0in" fo:text-align="start" style:justify-single-word="false" fo:orphans="2" fo:widows="0" fo:hyphenation-ladder-count="no-limit" fo:text-indent="0in" style:auto-text-indent="false" style:shadow="none" style:text-autospace="none" style:punctuation-wrap="simple" style:writing-mode="lr-tb">
        <style:tab-stops>
          <style:tab-stop style:position="0.1965in"/>
          <style:tab-stop style:position="0.3937in"/>
          <style:tab-stop style:position="0.5902in"/>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1"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2"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Courier New" fo:font-size="6.5pt" officeooo:paragraph-rsid="00290500"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3"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34"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Consolas1" fo:font-size="6.5pt" style:font-size-asian="6.5pt" style:font-name-complex="Helvetica1" style:font-size-complex="6.5pt"/>
    </style:style>
    <style:style style:name="P135"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style>
    <style:style style:name="P136" style:family="paragraph" style:parent-style-name="Default_20_Text">
      <style:paragraph-properties fo:text-align="justify" style:justify-single-word="false" fo:orphans="0" fo:widows="0" style:shadow="none" style:text-autospace="none"/>
      <style:text-properties fo:color="#000000" loext:opacity="100%" style:font-name="Helvetica1" fo:font-size="6.5pt" fo:font-weight="normal" style:font-size-asian="6.5pt" style:font-weight-asian="normal" style:font-name-complex="Helvetica1" style:font-size-complex="6.5pt" style:font-weight-complex="normal"/>
    </style:style>
    <style:style style:name="P137" style:family="paragraph" style:parent-style-name="Default_20_Text">
      <style:paragraph-properties fo:margin-left="0.0138in" fo:margin-right="0in" fo:orphans="0" fo:widows="0" fo:text-indent="0in" style:auto-text-indent="false" style:text-autospace="none"/>
      <style:text-properties fo:font-size="6.5pt" officeooo:paragraph-rsid="002364d9" style:font-size-asian="6.5pt" style:font-size-complex="6.5pt"/>
    </style:style>
    <style:style style:name="P138" style:family="paragraph" style:parent-style-name="Default_20_Text">
      <style:paragraph-properties fo:margin-left="0in" fo:margin-right="0.0398in" fo:orphans="0" fo:widows="0" fo:text-indent="0in" style:auto-text-indent="false" style:text-autospace="none"/>
      <style:text-properties fo:font-size="6.5pt" officeooo:paragraph-rsid="0024e243" style:font-size-asian="6.5pt" style:font-size-complex="6.5pt"/>
    </style:style>
    <style:style style:name="P139" style:family="paragraph" style:parent-style-name="Default_20_Text">
      <style:paragraph-properties fo:orphans="0" fo:widows="0" style:text-autospace="none">
        <style:tab-stops>
          <style:tab-stop style:position="0.639in"/>
        </style:tab-stops>
      </style:paragraph-properties>
      <style:text-properties fo:font-size="6.5pt" officeooo:paragraph-rsid="0024e243" style:font-size-asian="6.5pt" style:font-size-complex="6.5pt"/>
    </style:style>
    <style:style style:name="P140" style:family="paragraph" style:parent-style-name="Default_20_Text" style:master-page-name="">
      <style:paragraph-properties fo:margin-left="0in" fo:margin-right="0.0398in" fo:orphans="0" fo:widows="0" fo:text-indent="0in" style:auto-text-indent="false" style:page-number="auto" style:text-autospace="none">
        <style:tab-stops>
          <style:tab-stop style:position="0.8181in"/>
        </style:tab-stops>
      </style:paragraph-properties>
      <style:text-properties fo:font-size="6.5pt" officeooo:paragraph-rsid="0024e243" style:font-size-asian="6.5pt" style:font-size-complex="6.5pt"/>
    </style:style>
    <style:style style:name="P141" style:family="paragraph" style:parent-style-name="Default_20_Text">
      <style:paragraph-properties fo:margin-left="0in" fo:margin-right="0.0398in" fo:orphans="0" fo:widows="0" fo:text-indent="0in" style:auto-text-indent="false" style:text-autospace="none">
        <style:tab-stops>
          <style:tab-stop style:position="0.8591in"/>
        </style:tab-stops>
      </style:paragraph-properties>
      <style:text-properties fo:font-size="6.5pt" officeooo:paragraph-rsid="0024e243" style:font-size-asian="6.5pt" style:font-size-complex="6.5pt"/>
    </style:style>
    <style:style style:name="P142"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3" style:family="paragraph" style:parent-style-name="Default_20_Text">
      <style:paragraph-properties fo:margin-left="0in" fo:margin-right="0in" fo:line-height="80%" fo:text-align="end" style:justify-single-word="false" fo:orphans="0" fo:widows="0" fo:hyphenation-ladder-count="no-limit" fo:text-indent="0in"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4"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fo:font-size="6.5pt" officeooo:paragraph-rsid="002364d9" style:font-size-asian="6.5pt" style:font-size-complex="6.5pt"/>
    </style:style>
    <style:style style:name="P145" style:family="paragraph" style:parent-style-name="Default_20_Text">
      <style:paragraph-properties fo:margin-left="0.0138in" fo:margin-right="0in" fo:text-align="end" style:justify-single-word="false" fo:orphans="0" fo:widows="0" fo:text-indent="0in" style:auto-text-indent="false" style:text-autospace="none"/>
      <style:text-properties fo:font-size="6.5pt" officeooo:paragraph-rsid="002364d9" style:font-size-asian="6.5pt" style:font-size-complex="6.5pt"/>
    </style:style>
    <style:style style:name="P146" style:family="paragraph" style:parent-style-name="Default_20_Text">
      <style:paragraph-properties fo:margin-left="0in" fo:margin-right="0.0398in" fo:text-align="end" style:justify-single-word="false" fo:orphans="0" fo:widows="0" fo:text-indent="0in" style:auto-text-indent="false" style:text-autospace="none"/>
      <style:text-properties fo:font-size="6.5pt" officeooo:paragraph-rsid="0024e243" style:font-size-asian="6.5pt" style:font-size-complex="6.5pt"/>
    </style:style>
    <style:style style:name="P147" style:family="paragraph" style:parent-style-name="Default_20_Text">
      <style:paragraph-properties fo:text-align="end" style:justify-single-word="false" fo:orphans="0" fo:widows="0" style:text-autospace="none">
        <style:tab-stops>
          <style:tab-stop style:position="0.639in"/>
        </style:tab-stops>
      </style:paragraph-properties>
      <style:text-properties fo:font-size="6.5pt" officeooo:paragraph-rsid="0024e243" style:font-size-asian="6.5pt" style:font-size-complex="6.5pt"/>
    </style:style>
    <style:style style:name="P148"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9"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50" style:family="paragraph" style:parent-style-name="Default_20_Text" style:master-page-name="">
      <style:paragraph-properties fo:margin-left="0in" fo:margin-right="0in" fo:text-align="end" style:justify-single-word="false" fo:orphans="0" fo:widows="0" fo:text-indent="0in" style:auto-text-indent="false" style:page-number="auto" style:text-autospace="none">
        <style:tab-stops>
          <style:tab-stop style:position="0.8181in"/>
        </style:tab-stops>
      </style:paragraph-properties>
      <style:text-properties fo:font-size="6.5pt" officeooo:paragraph-rsid="0024e243" style:font-size-asian="6.5pt" style:font-size-complex="6.5pt"/>
    </style:style>
    <style:style style:name="P151" style:family="paragraph" style:parent-style-name="Default_20_Text">
      <style:paragraph-properties fo:margin-left="0in" fo:margin-right="0.0398in" fo:text-align="end" style:justify-single-word="false" fo:orphans="0" fo:widows="0" fo:text-indent="0in" style:auto-text-indent="false" style:text-autospace="none">
        <style:tab-stops>
          <style:tab-stop style:position="0.8591in"/>
        </style:tab-stops>
      </style:paragraph-properties>
      <style:text-properties fo:font-size="6.5pt" officeooo:paragraph-rsid="0024e243" style:font-size-asian="6.5pt" style:font-size-complex="6.5pt"/>
    </style:style>
    <style:style style:name="P152" style:family="paragraph" style:parent-style-name="Default_20_Text">
      <style:paragraph-properties fo:margin-left="0in" fo:margin-right="0in" fo:text-align="start" style:justify-single-word="false" fo:orphans="0" fo:widows="0" fo:text-indent="0in" style:auto-text-indent="false" style:text-autospace="none"/>
      <style:text-properties fo:font-size="6.5pt" officeooo:paragraph-rsid="002364d9" style:font-size-asian="6.5pt" style:font-size-complex="6.5pt"/>
    </style:style>
    <style:style style:name="P153" style:family="paragraph" style:parent-style-name="Default_20_Text" style:master-page-name="">
      <style:paragraph-properties fo:margin-left="0in" fo:margin-right="0.0398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54" style:family="paragraph" style:parent-style-name="Table_20_Contents">
      <style:text-properties fo:font-size="6.5pt" style:font-size-asian="6.5pt" style:font-size-complex="6.5pt"/>
    </style:style>
    <style:style style:name="P155" style:family="paragraph" style:parent-style-name="Standard">
      <style:text-properties fo:font-size="6.5pt" style:font-size-asian="6.5pt" style:font-size-complex="6.5pt"/>
    </style:style>
    <style:style style:name="P156" style:family="paragraph" style:parent-style-name="Default_20_Text">
      <style:paragraph-properties fo:margin-left="0in" fo:margin-right="0in" fo:orphans="0" fo:widows="0" fo:text-indent="0in" style:auto-text-indent="false" style:text-autospace="none"/>
      <style:text-properties fo:font-size="6.5pt" fo:font-style="normal" officeooo:paragraph-rsid="002364d9" style:font-size-asian="6.5pt" style:font-style-asian="normal" style:font-size-complex="6.5pt" style:font-style-complex="normal"/>
    </style:style>
    <style:style style:name="P157" style:family="paragraph" style:parent-style-name="Default_20_Text" style:master-page-name="">
      <style:paragraph-properties fo:margin-left="0in" fo:margin-right="0.0398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58"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ab-stops>
          <style:tab-stop style:position="0.8181in"/>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59" style:family="paragraph" style:parent-style-name="Default_20_Text">
      <style:paragraph-properties fo:margin-left="0in" fo:margin-right="0in" fo:text-align="end" style:justify-single-word="false" fo:orphans="0" fo:widows="0" fo:text-indent="0in" style:auto-text-indent="false" style:text-autospace="none"/>
      <style:text-properties officeooo:paragraph-rsid="002364d9"/>
    </style:style>
    <style:style style:name="P160"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officeooo:paragraph-rsid="002364d9" fo:hyphenate="false" fo:hyphenation-remain-char-count="2" fo:hyphenation-push-char-count="2" loext:hyphenation-no-caps="false" loext:hyphenation-no-last-word="false" loext:hyphenation-word-char-count="no-limit" loext:hyphenation-zone="no-limit"/>
    </style:style>
    <style:style style:name="P161" style:family="paragraph" style:parent-style-name="Table_20_Contents">
      <style:text-properties fo:font-size="8pt" style:font-size-asian="8pt" style:font-size-complex="8pt"/>
    </style:style>
    <style:style style:name="P162" style:family="paragraph" style:parent-style-name="Table_20_Contents">
      <style:text-properties fo:font-size="8pt" style:font-size-asian="7pt" style:font-size-complex="8pt"/>
    </style:style>
    <style:style style:name="P163" style:family="paragraph" style:parent-style-name="Table_20_Contents">
      <style:text-properties style:use-window-font-color="true" loext:opacity="0%" style:font-name="Times New Roman" fo:font-size="6.5pt" fo:language="en" fo:country="US" style:font-name-asian="Times New Roman" style:font-size-asian="6.5pt" style:font-name-complex="Times New Roman" style:font-size-complex="6.5pt" style:language-complex="ar" style:country-complex="SA"/>
    </style:style>
    <style:style style:name="P164" style:family="paragraph" style:parent-style-name="Default_20_Text">
      <style:paragraph-properties fo:orphans="0" fo:widows="0" style:shadow="none" style:text-autospace="none"/>
      <style:text-properties fo:font-size="6pt" style:font-size-asian="5.25pt" style:font-size-complex="6pt"/>
    </style:style>
    <style:style style:name="P165" style:family="paragraph" style:parent-style-name="Default_20_Text">
      <style:paragraph-properties fo:orphans="0" fo:widows="0" style:text-autospace="none"/>
      <style:text-properties fo:font-size="6pt" style:font-size-asian="5.25pt" style:font-size-complex="6pt"/>
    </style:style>
    <style:style style:name="P166" style:family="paragraph" style:parent-style-name="Default_20_Text">
      <style:paragraph-properties fo:text-align="start" style:justify-single-word="false" fo:orphans="0" fo:widows="0" style:text-autospace="none"/>
    </style:style>
    <style:style style:name="P167" style:family="paragraph" style:parent-style-name="Default_20_Text" style:master-page-name="Standard">
      <style:paragraph-properties fo:line-height="0.139in" fo:orphans="0" fo:widows="0" style:page-number="auto" style:text-autospace="none"/>
      <style:text-properties style:language-asian="zxx" style:country-asian="none"/>
    </style:style>
    <style:style style:name="P168"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69"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0"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1"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2"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3"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4" style:family="paragraph" style:parent-style-name="Default_20_Text" style:list-style-name="L1">
      <style:paragraph-properties fo:text-align="justify" style:justify-single-word="false" fo:orphans="0" fo:widows="0" style:shadow="none" style:text-autospace="none"/>
      <style:text-properties style:font-name="Helvetica" fo:font-size="6.5pt" officeooo:rsid="00290500" officeooo:paragraph-rsid="00290500" style:font-name-asian="Times New Roman" style:font-size-asian="6.5pt" style:font-name-complex="Helvetica1" style:font-size-complex="6.5pt"/>
    </style:style>
    <style:style style:name="P175" style:family="paragraph" style:parent-style-name="Default_20_Text" style:list-style-name="L2">
      <style:paragraph-properties fo:text-align="justify" style:justify-single-word="false" fo:orphans="0" fo:widows="0" style:shadow="none" style:text-autospace="none"/>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fo:font-weight="bold" officeooo:rsid="002364d9" style:font-size-asian="6.5pt" style:font-weight-asian="bold" style:font-name-complex="Helvetica1" style:font-size-complex="6.5pt" style:font-weight-complex="bold"/>
    </style:style>
    <style:style style:name="T4" style:family="text">
      <style:text-properties style:font-name="Helvetica1" fo:font-size="6.5pt" fo:font-weight="bold" officeooo:rsid="00285d93" style:font-size-asian="6.5pt" style:font-weight-asian="bold" style:font-name-complex="Helvetica1" style:font-size-complex="6.5pt" style:font-weight-complex="bold"/>
    </style:style>
    <style:style style:name="T5" style:family="text">
      <style:text-properties style:font-name="Helvetica1" fo:font-size="6.5pt" fo:font-weight="bold" officeooo:rsid="002364d9" style:font-size-asian="6.5pt" style:font-weight-asian="bold" style:font-name-complex="Helvetica1" style:font-size-complex="6.5pt"/>
    </style:style>
    <style:style style:name="T6" style:family="text">
      <style:text-properties style:font-name="Helvetica1" fo:font-size="6.5pt" style:font-size-asian="6.5pt" style:font-name-complex="Helvetica1" style:font-size-complex="6.5pt"/>
    </style:style>
    <style:style style:name="T7" style:family="text">
      <style:text-properties style:font-name="Helvetica1" fo:font-size="6.5pt" officeooo:rsid="0021db92" style:font-size-asian="6.5pt" style:font-name-complex="Helvetica1" style:font-size-complex="6.5pt"/>
    </style:style>
    <style:style style:name="T8" style:family="text">
      <style:text-properties style:font-name="Helvetica1" fo:font-size="6.5pt" officeooo:rsid="00290500" style:font-size-asian="6.5pt" style:font-name-complex="Helvetica1" style:font-size-complex="6.5pt"/>
    </style:style>
    <style:style style:name="T9" style:family="text">
      <style:text-properties style:font-name="Helvetica1" fo:font-size="6.5pt" officeooo:rsid="002a7521" style:font-size-asian="6.5pt" style:font-name-complex="Helvetica1" style:font-size-complex="6.5pt"/>
    </style:style>
    <style:style style:name="T10" style:family="text">
      <style:text-properties style:font-name="Helvetica1" fo:font-size="6.5pt" officeooo:rsid="00313ee9" style:font-size-asian="6.5pt" style:font-name-complex="Helvetica1" style:font-size-complex="6.5pt"/>
    </style:style>
    <style:style style:name="T11" style:family="text">
      <style:text-properties style:font-name="Helvetica1" fo:font-size="6.5pt" style:font-size-asian="6.5pt" style:font-size-complex="6.5pt"/>
    </style:style>
    <style:style style:name="T12" style:family="text">
      <style:text-properties style:font-name="Helvetica1" fo:font-size="6.5pt" officeooo:rsid="0021db92" style:font-size-asian="6.5pt" style:font-size-complex="6.5pt"/>
    </style:style>
    <style:style style:name="T13" style:family="text">
      <style:text-properties style:font-name="Helvetica1" fo:font-size="6.5pt" officeooo:rsid="00285d93" style:font-size-asian="6.5pt" style:font-size-complex="6.5pt"/>
    </style:style>
    <style:style style:name="T14" style:family="text">
      <style:text-properties style:font-name="Helvetica1" fo:font-size="6.5pt" fo:font-style="italic" style:font-size-asian="6.5pt" style:font-style-asian="italic" style:font-name-complex="Helvetica1" style:font-size-complex="6.5pt"/>
    </style:style>
    <style:style style:name="T15"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16" style:family="text">
      <style:text-properties style:font-name="Helvetica1" fo:font-size="6.5pt" fo:font-style="italic" fo:font-weight="bold" officeooo:rsid="002a7521" style:font-size-asian="6.5pt" style:font-style-asian="italic" style:font-weight-asian="bold" style:font-name-complex="Helvetica1" style:font-size-complex="6.5pt" style:font-style-complex="italic" style:font-weight-complex="bold"/>
    </style:style>
    <style:style style:name="T17" style:family="text">
      <style:text-properties style:font-name="Helvetica1" fo:font-size="6.5pt" fo:font-weight="normal" style:font-size-asian="6.5pt" style:font-weight-asian="normal" style:font-name-complex="Helvetica1" style:font-size-complex="6.5pt" style:font-weight-complex="normal"/>
    </style:style>
    <style:style style:name="T18" style:family="text">
      <style:text-properties style:font-name="Helvetica1" fo:font-size="6.5pt" fo:font-style="normal" style:font-size-asian="6.5pt" style:font-style-asian="normal" style:font-name-complex="Helvetica1" style:font-size-complex="6.5pt" style:font-style-complex="normal"/>
    </style:style>
    <style:style style:name="T19" style:family="text">
      <style:text-properties style:font-name="Helvetica1" fo:font-size="7.5pt" fo:font-weight="bold" style:font-size-asian="7.5pt" style:font-weight-asian="bold" style:font-name-complex="Helvetica1" style:font-size-complex="7.5pt" style:font-weight-complex="bold"/>
    </style:style>
    <style:style style:name="T20" style:family="text">
      <style:text-properties style:font-name="Helvetica1" fo:font-weight="bold" style:font-weight-asian="bold" style:font-name-complex="Helvetica1" style:font-weight-complex="bold"/>
    </style:style>
    <style:style style:name="T21" style:family="text">
      <style:text-properties style:font-name="Helvetica1" fo:font-weight="bold" officeooo:rsid="002364d9" style:font-weight-asian="bold" style:font-name-complex="Helvetica1" style:font-weight-complex="bold"/>
    </style:style>
    <style:style style:name="T22" style:family="text">
      <style:text-properties style:font-name="Helvetica1" fo:font-weight="bold" officeooo:rsid="0024e243" style:font-weight-asian="bold" style:font-name-complex="Helvetica1" style:font-weight-complex="bold"/>
    </style:style>
    <style:style style:name="T23" style:family="text">
      <style:text-properties style:font-name="Helvetica1" fo:font-size="5.5pt" fo:font-style="italic" style:font-size-asian="5.5pt" style:font-style-asian="italic" style:font-name-complex="Helvetica1" style:font-size-complex="5.5pt" style:font-style-complex="italic"/>
    </style:style>
    <style:style style:name="T24" style:family="text">
      <style:text-properties style:font-name="Helvetica1" fo:font-size="4.5pt" fo:font-weight="bold" style:font-size-asian="4.5pt" style:font-weight-asian="bold" style:font-name-complex="Helvetica1" style:font-size-complex="4.5pt" style:font-weight-complex="bold"/>
    </style:style>
    <style:style style:name="T25" style:family="text">
      <style:text-properties style:font-name="Helvetica1" fo:font-weight="normal" style:font-weight-asian="normal" style:font-name-complex="Helvetica1" style:font-weight-complex="normal"/>
    </style:style>
    <style:style style:name="T26" style:family="text">
      <style:text-properties style:font-name="Helvetica1" fo:font-weight="normal" officeooo:rsid="0024e243" style:font-weight-asian="normal" style:font-name-complex="Helvetica1" style:font-weight-complex="normal"/>
    </style:style>
    <style:style style:name="T27" style:family="text">
      <style:text-properties style:font-name="Helvetica1" style:font-name-complex="Helvetica1"/>
    </style:style>
    <style:style style:name="T28" style:family="text">
      <style:text-properties style:font-name="Helvetica1" officeooo:rsid="002364d9" style:font-name-complex="Helvetica1"/>
    </style:style>
    <style:style style:name="T29" style:family="text">
      <style:text-properties style:font-name="Helvetica1" officeooo:rsid="0024e243" style:font-name-complex="Helvetica1"/>
    </style:style>
    <style:style style:name="T30" style:family="text">
      <style:text-properties style:font-name="Helvetica1" fo:font-style="normal" fo:font-weight="normal" style:font-style-asian="normal" style:font-weight-asian="normal" style:font-name-complex="Helvetica1" style:font-style-complex="normal" style:font-weight-complex="normal"/>
    </style:style>
    <style:style style:name="T31" style:family="text">
      <style:text-properties style:font-name="Arial Unicode MS" style:font-name-asian="Arial Unicode MS" style:font-name-complex="Arial Unicode MS"/>
    </style:style>
    <style:style style:name="T32" style:family="text">
      <style:text-properties fo:font-weight="bold" style:font-weight-asian="bold" style:font-weight-complex="bold"/>
    </style:style>
    <style:style style:name="T33" style:family="text">
      <style:text-properties fo:font-weight="bold" style:font-weight-asian="bold" style:font-name-complex="Helvetica1" style:font-weight-complex="bold"/>
    </style:style>
    <style:style style:name="T34" style:family="text">
      <style:text-properties fo:color="#000000" loext:opacity="100%" fo:font-weight="normal" style:font-weight-asian="normal" style:font-weight-complex="normal"/>
    </style:style>
    <style:style style:name="T35" style:family="text">
      <style:text-properties fo:color="#000000" loext:opacity="100%" fo:font-weight="normal" officeooo:rsid="002a7521" style:font-weight-asian="normal" style:font-weight-complex="normal"/>
    </style:style>
    <style:style style:name="T36" style:family="text">
      <style:text-properties style:font-name-complex="Helvetica1"/>
    </style:style>
    <style:style style:name="T37" style:family="text">
      <style:text-properties fo:font-weight="normal" style:font-weight-asian="normal" style:font-weight-complex="normal"/>
    </style:style>
    <style:style style:name="T38" style:family="text">
      <style:text-properties fo:font-weight="normal" officeooo:rsid="00313ee9" style:font-weight-asian="normal" style:font-weight-complex="normal"/>
    </style:style>
    <style:style style:name="T39" style:family="text">
      <style:text-properties fo:font-weight="normal" style:font-weight-asian="normal" style:font-name-complex="Helvetica1" style:font-weight-complex="normal"/>
    </style:style>
    <style:style style:name="T40" style:family="text">
      <style:text-properties fo:font-size="4.5pt" fo:font-weight="bold" style:font-size-asian="4.5pt" style:font-weight-asian="bold" style:font-size-complex="4.5pt" style:font-weight-complex="bold"/>
    </style:style>
    <style:style style:name="T41" style:family="text">
      <style:text-properties fo:language="en" fo:country="US"/>
    </style:style>
    <style:style style:name="T42" style:family="text">
      <style:text-properties style:font-name="Helvetica"/>
    </style:style>
    <style:style style:name="T43" style:family="text">
      <style:text-properties style:font-name="Helvetica" style:font-name-asian="Times New Roman"/>
    </style:style>
    <style:style style:name="T44" style:family="text">
      <style:text-properties style:font-name="Helvetica" fo:font-size="6.5pt" fo:font-weight="bold" style:font-size-asian="6.5pt" style:font-weight-asian="bold" style:font-name-complex="Helvetica1" style:font-size-complex="6.5pt" style:font-weight-complex="bold"/>
    </style:style>
    <style:style style:name="T45" style:family="text">
      <style:text-properties style:font-name="Helvetica" fo:font-size="6.5pt" fo:font-weight="normal" style:font-size-asian="6.5pt" style:font-weight-asian="normal" style:font-name-complex="Helvetica1" style:font-size-complex="6.5pt" style:font-weight-complex="normal"/>
    </style:style>
    <style:style style:name="T46" style:family="text">
      <style:text-properties style:font-name="Helvetica" fo:font-weight="bold" style:font-weight-asian="bold" style:font-name-complex="Helvetica1" style:font-weight-complex="bold"/>
    </style:style>
    <style:style style:name="T47" style:family="text">
      <style:text-properties style:font-name="Courier New" style:font-name-complex="Courier New"/>
    </style:style>
    <style:style style:name="T48" style:family="text">
      <style:text-properties style:font-name="Consolas"/>
    </style:style>
    <style:style style:name="T49" style:family="text">
      <style:text-properties style:font-name="Consolas" fo:font-style="italic" style:font-style-asian="italic" style:font-style-complex="italic"/>
    </style:style>
    <style:style style:name="T50" style:family="text">
      <style:text-properties style:font-name="Consolas" fo:font-size="6.5pt" style:font-size-asian="6.5pt" style:font-name-complex="Helvetica1" style:font-size-complex="6.5pt"/>
    </style:style>
    <style:style style:name="T51" style:family="text">
      <style:text-properties style:font-name="Consolas" fo:font-size="6.5pt" fo:font-style="italic" style:font-size-asian="6.5pt" style:font-style-asian="italic" style:font-name-complex="Helvetica1" style:font-size-complex="6.5pt" style:font-style-complex="italic"/>
    </style:style>
    <style:style style:name="T52" style:family="text">
      <style:text-properties style:font-name="Consolas" fo:font-size="6.5pt" fo:font-style="normal" style:font-size-asian="6.5pt" style:font-style-asian="normal" style:font-name-complex="Helvetica1" style:font-size-complex="6.5pt" style:font-style-complex="normal"/>
    </style:style>
    <style:style style:name="T53" style:family="text">
      <style:text-properties style:font-name-asian="Times New Roman"/>
    </style:style>
    <style:style style:name="T54" style:family="text">
      <style:text-properties fo:font-size="2.5pt" fo:font-weight="bold" style:font-size-asian="2.5pt" style:font-weight-asian="bold" style:font-size-complex="2.5pt" style:font-weight-complex="bold"/>
    </style:style>
    <style:style style:name="T55" style:family="text">
      <style:text-properties officeooo:rsid="0017c21f"/>
    </style:style>
    <style:style style:name="T56" style:family="text">
      <style:text-properties officeooo:rsid="001e3c79"/>
    </style:style>
    <style:style style:name="T57" style:family="text">
      <style:text-properties officeooo:rsid="00200ab1"/>
    </style:style>
    <style:style style:name="T58" style:family="text">
      <style:text-properties officeooo:rsid="0020c06a"/>
    </style:style>
    <style:style style:name="T59" style:family="text">
      <style:text-properties officeooo:rsid="002364d9"/>
    </style:style>
    <style:style style:name="T60" style:family="text">
      <style:text-properties style:use-window-font-color="true" loext:opacity="0%" style:font-name="Helvetica1" fo:font-size="6.5pt" fo:language="en" fo:country="US" fo:font-weight="bold" style:font-name-asian="Times New Roman" style:font-size-asian="6.5pt" style:font-weight-asian="bold" style:font-name-complex="Helvetica1" style:font-size-complex="6.5pt" style:language-complex="ar" style:country-complex="SA" style:font-weight-complex="bold"/>
    </style:style>
    <style:style style:name="T61" style:family="text">
      <style:text-properties style:text-underline-style="solid" style:text-underline-width="auto" style:text-underline-color="font-color"/>
    </style:style>
    <style:style style:name="T62" style:family="text">
      <style:text-properties officeooo:rsid="0024e243"/>
    </style:style>
    <style:style style:name="T63" style:family="text">
      <style:text-properties officeooo:rsid="002666bc"/>
    </style:style>
    <style:style style:name="T64" style:family="text">
      <style:text-properties officeooo:rsid="00285d93"/>
    </style:style>
    <style:style style:name="T65" style:family="text">
      <style:text-properties officeooo:rsid="00290500"/>
    </style:style>
    <style:style style:name="T66" style:family="text">
      <style:text-properties officeooo:rsid="002a7521"/>
    </style:style>
    <style:style style:name="T67" style:family="text">
      <style:text-properties officeooo:rsid="00312e8b"/>
    </style:style>
    <style:style style:name="T68" style:family="text">
      <style:text-properties officeooo:rsid="00313ee9"/>
    </style:style>
    <style:style style:name="T69" style:family="text">
      <style:text-properties officeooo:rsid="0032189e"/>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center" style:horizontal-rel="paragraph"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draw:frame draw:style-name="fr1" draw:name="graphics1" text:anchor-type="char" svg:y="-0.1091in" svg:width="2.4429in" svg:height="2.4429in" draw:z-index="0"><draw:image xlink:href="Pictures/100000010000030000000300E4B9002A2830C766.png" xlink:type="simple" xlink:show="embed" xlink:actuate="onLoad" draw:mime-type="image/png"/></draw:frame></text:p>
      <text:p text:style-name="P103"/>
      <text:p text:style-name="P102"/>
      <text:p text:style-name="P102"/>
      <text:p text:style-name="P102"/>
      <text:p text:style-name="P102"/>
      <text:p text:style-name="P102"/>
      <text:p text:style-name="P102"/>
      <text:p text:style-name="P102"/>
      <text:p text:style-name="P102"/>
      <text:p text:style-name="P102"/>
      <text:p text:style-name="P101">Oolite</text:p>
      <text:p text:style-name="P102"/>
      <text:p text:style-name="P97">Version 1.<text:span text:style-name="T57">9</text:span><text:span text:style-name="T63">2</text:span></text:p>
      <text:p text:style-name="P103"/>
      <text:p text:style-name="P102"/>
      <text:p text:style-name="P97">Installation</text:p>
      <text:p text:style-name="P96"/>
      <text:p text:style-name="P98">Mac OS X</text:p>
      <text:p text:style-name="P34"/>
      <text:p text:style-name="P12">Oolite requires Mac OS X 10.5 or later</text:p>
      <text:p text:style-name="P32"/>
      <text:p text:style-name="P10">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32"/>
      <text:p text:style-name="P12">To run the game, double-click on the file 'Oolite.app' (the Oolite icon) in the 'Oolite' folder.</text:p>
      <text:p text:style-name="P32"/>
      <text:p text:style-name="P32"/>
      <text:p text:style-name="P98">Windows</text:p>
      <text:p text:style-name="P32"/>
      <text:p text:style-name="P33">A folder called 'Oolite' has been created in Start -&gt; Program Files. This folder has icons for running the game, the reference sheet, the link to the official Oolite website, the Advice for New Commanders guide, this ReadMe and an uninstall program.</text:p>
      <text:p text:style-name="P32"/>
      <text:p text:style-name="P12">To run the game, choose the Oolite icon in the 'Oolite' folder.</text:p>
      <text:p text:style-name="P32"/>
      <text:p text:style-name="P32"/>
      <text:p text:style-name="P107"><text:span text:style-name="T19">Linux </text:span><text:span text:style-name="T15">(oolite.</text:span><text:span text:style-name="T16">space</text:span><text:span text:style-name="T15"> package)</text:span></text:p>
      <text:p text:style-name="P100">(this section is not applicable for installed packages downloaded from Linux repositories)</text:p>
      <text:p text:style-name="P32"/>
      <text:p text:style-name="P135"><text:span text:style-name="T6">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6">http</text:span><text:span text:style-name="T9">s</text:span><text:span text:style-name="T6">://www.oolite.</text:span><text:span text:style-name="T7">space</text:span></text:a><text:span text:style-name="T6">.</text:span></text:p>
      <text:p text:style-name="P32"/>
      <text:p text:style-name="P12">To run the game, choose the 'Oolite (oolite.org)' entry. </text:p>
      <text:p text:style-name="P32"/>
      <text:p text:style-name="P12">Oolite may also run from a terminal. For system-wide Oolite installations (i.e. Oolite installed as root), open a terminal and execute</text:p>
      <text:p text:style-name="P134">$ oolite</text:p>
      <text:p text:style-name="P32"/>
      <text:p text:style-name="P12">while for home-folder Oolite installations, open a terminal and execute</text:p>
      <text:p text:style-name="P134">$ ~/GNUstep/Applications/Oolite/oolite</text:p>
      <text:p text:style-name="P32"/>
      <text:p text:style-name="P12">To remove Oolite, for system-wide installations (i.e. Oolite installed as root), open a terminal and execute</text:p>
      <text:p text:style-name="P134">$ /opt/Oolite/uninstall</text:p>
      <text:p text:style-name="P32"/>
      <text:p text:style-name="P12">while for home-folder Oolite installations, open a terminal and execute</text:p>
      <text:p text:style-name="P134">$ ~/GNUstep/Applications/Oolite/uninstall</text:p>
      <text:p text:style-name="P32"/>
      <text:p text:style-name="P12">For more information, on the Oolite for Linux installation, check the README.TXT file located in the following folder:</text:p>
      <text:p text:style-name="P12">system-wide Oolite installation<text:tab/><text:span text:style-name="T48">/opt/Oolite/doc/README.TXT</text:span></text:p>
      <text:p text:style-name="P12">home-folder Oolite installation<text:tab/><text:span text:style-name="T48">~/GNUstep/Applications/Oolite/doc/README.TXT</text:span></text:p>
      <text:p text:style-name="P102"/>
      <text:p text:style-name="P93">Start Menu</text:p>
      <text:p text:style-name="P94"/>
      <text:p text:style-name="P74">When starting Oolite, a menu with six options will be displayed.</text:p>
      <text:p text:style-name="P76"/>
      <text:p text:style-name="P72">Start New Commander:</text:p>
      <text:p text:style-name="P75">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75"/>
      <text:p text:style-name="P72">Load Commander:</text:p>
      <text:p text:style-name="P75">Load an existing commander file.</text:p>
      <text:p text:style-name="P75"/>
      <text:p text:style-name="P72">View Ship Library:</text:p>
      <text:p text:style-name="P75">View the specifications and descriptions of the ships and other common space objects.</text:p>
      <text:p text:style-name="P75"/>
      <text:p text:style-name="P72"><text:span text:style-name="T62">G</text:span><text:span text:style-name="T59">ame Options</text:span>:</text:p>
      <text:p text:style-name="P79">Opens the Game Options screen to allow for game settings to be viewed and changed (See Game Options below for more details).</text:p>
      <text:p text:style-name="P75"/>
      <text:p text:style-name="P73"/>
      <text:p text:style-name="P72"/>
      <text:p text:style-name="P72"><text:soft-page-break/>Manage Expansion Packs:</text:p>
      <text:p text:style-name="P75">Install and remove <text:span text:style-name="T66">mod</text:span> packs. Not all <text:span text:style-name="T66">mod</text:span> packs can be installed and removed by this method – others, especially older ones, can be found at <text:a xlink:type="simple" xlink:href="http://wiki.alioth.net/index.php/OXP_List" text:style-name="Internet_20_link" text:visited-style-name="Visited_20_Internet_20_Link">http<text:span text:style-name="T66">s</text:span>://wiki.alioth.net/index.php/OXP_List</text:a>.</text:p>
      <text:p text:style-name="P75"/>
      <text:p text:style-name="P72">Exit Game:</text:p>
      <text:p text:style-name="P75">Exit the game.</text:p>
      <text:p text:style-name="P165"/>
      <text:p text:style-name="P93">Controls and Commands</text:p>
      <text:p text:style-name="P77"/>
      <text:p text:style-name="P77">The current keyboard <text:span text:style-name="T64">configuration</text:span> can be <text:span text:style-name="T64">edited</text:span> by selecting “Keyboard <text:span text:style-name="T64">Configuration</text:span>” <text:span text:style-name="T64">from the “Game Options”</text:span> menu.</text:p>
      <text:p text:style-name="P77"/>
      <text:p text:style-name="P77">Oolite for Mac OS X is mostly controlled from the keyboard and joystick, although the mouse can also be used in full screen mode.</text:p>
      <text:p text:style-name="P77">Oolite for Windows and Linux can be controlled from the keyboard, joystick or mouse.</text:p>
      <text:p text:style-name="P77"/>
      <text:p text:style-name="P78">The list below describes the default key settings.</text:p>
      <text:p text:style-name="P74"/>
      <text:p text:style-name="P99">In Dock Commands:</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column table:style-name="Table2.G"/>
        <table:table-column table:style-name="Table2.H"/>
        <table:table-row>
          <table:table-cell table:style-name="Table2.A1" office:value-type="string">
            <text:p text:style-name="P154"/>
          </table:table-cell>
          <table:table-cell table:style-name="Table2.A1" office:value-type="string">
            <text:p text:style-name="P111"><text:span text:style-name="T33">1 </text:span><text:span text:style-name="T36">or</text:span><text:span text:style-name="T33"> F1</text:span></text:p>
          </table:table-cell>
          <table:table-cell table:style-name="Table2.A1" office:value-type="string">
            <text:p text:style-name="P154"/>
          </table:table-cell>
          <table:table-cell table:style-name="Table2.A1" table:number-columns-spanned="5" office:value-type="string">
            <text:p text:style-name="P122">Launch</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18"/>
          </table:table-cell>
          <table:table-cell table:style-name="Table2.A1" table:number-columns-spanned="4" office:value-type="string">
            <text:p text:style-name="P118">Propels your spacecraft from docked statio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table:number-columns-spanned="5" office:value-type="string">
            <text:p text:style-name="P110"/>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text:span text:style-name="T33">2 </text:span><text:span text:style-name="T36">or</text:span><text:span text:style-name="T33"> F2</text:span></text:p>
          </table:table-cell>
          <table:table-cell table:style-name="Table2.A1" office:value-type="string">
            <text:p text:style-name="P154"/>
          </table:table-cell>
          <table:table-cell table:style-name="Table2.A1" table:number-columns-spanned="5" office:value-type="string">
            <text:p text:style-name="P121">Quick-Save / Save / Load</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3">Use <text:span text:style-name="T32">up</text:span> and <text:span text:style-name="T32">down</text:span> cursor keys to select, <text:span text:style-name="T32">Enter</text:span> to choos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23">Game Option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Autosav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3">Use left and right cursor keys to disable/enable the 'Autosave' feature.</text:p>
            <text:p text:style-name="P114">When enabled, 'Autosave' will create a saved game every time you launch from a planetary station.</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Docking Clearance Protocol</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When enabled, the main Galcop station (and some OXP stations) will use the docking clearance protocol, and docking without clearance will result in a fin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Source Volum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2">left</text:span> or <text:span text:style-name="T32">right</text:span> cursor keys to adjust the volume for effects and spoken messages.</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Spoken Message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04"><text:span text:style-name="T6">Use </text:span><text:span text:style-name="T2">left</text:span><text:span text:style-name="T6"> or </text:span><text:span text:style-name="T2">right</text:span><text:span text:style-name="T6"> cursor keys or </text:span><text:span text:style-name="T2">Enter</text:span><text:span text:style-name="T6"> to toggle speech off/on.</text:span></text:p>
            <text:p text:style-name="P27">Spoken messages uses the default voice chosen in System Preferences on Mac, or a selectable voice on Windows and Linux.</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Music</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2">left</text:span> and <text:span text:style-name="T32">right</text:span> cursor keys to toggle music off/on. Mac users have the additional option of “iTunes”.</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Full Screen Mod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2">left</text:span> or <text:span text:style-name="T32">right</text:span> cursor keys to select screen size and refresh rate.</text:p>
            <text:p text:style-name="P114">Changes will only apply the next time you switch into full screen mod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Play in Full Screen / Play in Window (Windows / Linux only)</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Press <text:span text:style-name="T32">Enter</text:span> to toggle between Window and Full Screen game view.</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Mac: Press <text:span text:style-name="T32">⌘-Ctrl-F</text:span> during flight to toggle between the two.</text:p>
            <text:p text:style-name="P114">All platforms: Press <text:span text:style-name="T32">F12</text:span> at any given time during a game session to toggle between the two.)</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HDR Max Brightness (nit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text:span text:style-name="T61">For HDR-capable systems only</text:span>. Sets the maximum brightness level the HDR monitor is capable of producing. <text:line-break/>Use <text:span text:style-name="T32">left</text:span> and <text:span text:style-name="T32">right</text:span> cursor keys to adjust the valu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HDR Paper White Brightness (nit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text:span text:style-name="T61">For HDR-capable systems only</text:span>. Controls how bright a paper white surface should be. <text:line-break/>Use <text:span text:style-name="T32">left</text:span> and <text:span text:style-name="T32">right</text:span> cursor keys to adjust the valu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Wireframe Graphic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2">left</text:span> and <text:span text:style-name="T32">right</text:span> cursor keys to deselect/select retro-look wireframe graphics mod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Graphics Detail</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2">left</text:span> or <text:span text:style-name="T32">right</text:span> cursor keys to select the desired level of graphics detail between “Minimal Detail”, “Normal Detail”, “Shaders Enabled” and “Extra Detail”. The number of options available depends on your graphics hardwar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Gamma</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2">left</text:span> or <text:span text:style-name="T32">right</text:span> cursor keys to adjust the gamma correction setting if your monitor requires it.</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Field Of View</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Adjusts the field of view of your viewscreen. Value range (in degrees) is from 30 to 80. Lower values will limit what you can see, and make objects appear larger. Higher values will increase how much you can see, but make objects appear smaller. <text:line-break/>Use <text:span text:style-name="T32">left</text:span> or <text:span text:style-name="T32">right</text:span> cursor keys to adjust the setting.</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Colorblind Mod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Adjusts the color palette to improve the visibility of the game for colorblind players. Options are “None”, “Protanopia”, “Deuteranopia”, and “Tritanopia”.<text:line-break/>Use <text:span text:style-name="T32">left</text:span> or <text:span text:style-name="T32">right</text:span> cursor keys to change the mod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Joystick Configuratio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Press <text:span text:style-name="T32">Enter</text:span> to go to the joystick calibration and configuration screen.</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Keyboard Configuratio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Press Enter to go to the keyboard configuration screen to view and change any of the keyboard commands.</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Back</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Brings you back to the previous screen.</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23">End Game and Return to Menu</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3">Press <text:span text:style-name="T32">Enter</text:span> to reset the game to the starting menu</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23">Exit Game (Windows / Linux only)</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3">Press <text:span text:style-name="T32">Enter</text:span> to quit the gam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able:table-row>
          <table:table-cell table:style-name="Table2.A1" office:value-type="string">
            <text:p text:style-name="P154"/>
          </table:table-cell>
          <table:table-cell table:style-name="Table2.A1" office:value-type="string">
            <text:p text:style-name="P124">3 <text:span text:style-name="T37">or</text:span> F3</text:p>
          </table:table-cell>
          <table:table-cell table:style-name="Table2.A1" office:value-type="string">
            <text:p text:style-name="P154"/>
          </table:table-cell>
          <table:table-cell table:style-name="Table2.A1" table:number-columns-spanned="5" office:value-type="string">
            <text:p text:style-name="P109"><text:span text:style-name="T33">Ship Outfitting </text:span><text:span text:style-name="T36">/</text:span><text:span text:style-name="T33"> Ship Purchase </text:span><text:span text:style-name="T36">(toggles between the two)</text:span></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13">Use <text:span text:style-name="T32">up</text:span> and <text:span text:style-name="T32">down</text:span> cursor keys to select, <text:span text:style-name="T32">Enter</text:span> to purchase.</text:p>
            <text:p text:style-name="P113">Use <text:span text:style-name="T32">left</text:span> and <text:span text:style-name="T32">right</text:span> cursor keys to move between pag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able:table-row>
          <table:table-cell table:style-name="Table2.A1" office:value-type="string">
            <text:p text:style-name="P154"/>
          </table:table-cell>
          <table:table-cell table:style-name="Table2.A1" office:value-type="string">
            <text:p text:style-name="P63">4 <text:span text:style-name="T37">or</text:span> F4</text:p>
          </table:table-cell>
          <table:table-cell table:style-name="Table2.A1" office:value-type="string">
            <text:p text:style-name="P154"/>
          </table:table-cell>
          <table:table-cell table:style-name="Table2.A1" table:number-columns-spanned="5" office:value-type="string">
            <text:p text:style-name="P52">Ship and Station Interfac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82">Use <text:span text:style-name="T32">up</text:span> and <text:span text:style-name="T32">down</text:span> cursor keys to select, <text:span text:style-name="T32">Enter</text:span> to open the selected interface.</text:p>
            <text:p text:style-name="P81"><text:span text:style-name="T62">U</text:span>se <text:span text:style-name="T32">left</text:span> and <text:span text:style-name="T32">right</text:span> cursor keys to move between pag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able:table-row>
          <table:table-cell table:style-name="Table2.A1" office:value-type="string">
            <text:p text:style-name="P154"/>
          </table:table-cell>
          <table:table-cell table:style-name="Table2.A1" office:value-type="string">
            <text:p text:style-name="P115"><text:span text:style-name="T32">5</text:span> or <text:span text:style-name="T32">F5</text:span></text:p>
          </table:table-cell>
          <table:table-cell table:style-name="Table2.A1" office:value-type="string">
            <text:p text:style-name="P154"/>
          </table:table-cell>
          <table:table-cell table:style-name="Table2.A1" table:number-columns-spanned="5" office:value-type="string">
            <text:p text:style-name="P116"><text:span text:style-name="T32">Status / Ship’s Manifest</text:span> (toggles between the two)</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5">Use <text:span text:style-name="T32">left</text:span> and <text:span text:style-name="T32">right</text:span> cursor keys to move between pag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able:table-row>
          <table:table-cell table:style-name="Table2.A1" office:value-type="string">
            <text:p text:style-name="P154"/>
          </table:table-cell>
          <table:table-cell table:style-name="Table2.A1" office:value-type="string">
            <text:p text:style-name="P115"><text:span text:style-name="T32">6</text:span> or <text:span text:style-name="T32">F6</text:span></text:p>
          </table:table-cell>
          <table:table-cell table:style-name="Table2.A1" office:value-type="string">
            <text:p text:style-name="P154"/>
          </table:table-cell>
          <table:table-cell table:style-name="Table2.A1" table:number-columns-spanned="5" office:value-type="string">
            <text:p text:style-name="P116"><text:span text:style-name="T32">Z</text:span><text:span text:style-name="T20">oomed / Entire range Galactic Chart </text:span><text:span text:style-name="T27">(toggles between the two)</text:span></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28">Map navigation control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64">Mouse drag</text:p>
          </table:table-cell>
          <table:covered-table-cell/>
          <table:table-cell table:style-name="Table2.A1" office:value-type="string">
            <text:p text:style-name="P155"/>
          </table:table-cell>
          <table:table-cell table:style-name="Table2.A1" office:value-type="string">
            <text:p text:style-name="P29">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8"><text:span text:style-name="T46">P</text:span><text:span text:style-name="T20">gUp/PgDn</text:span><text:span text:style-name="T27"> or </text:span><text:span text:style-name="T20">mouse wheel up/down</text:span></text:p>
          </table:table-cell>
          <table:covered-table-cell/>
          <table:table-cell table:style-name="Table2.A1" office:value-type="string">
            <text:p text:style-name="P155"/>
          </table:table-cell>
          <table:table-cell table:style-name="Table2.A1" office:value-type="string">
            <text:p text:style-name="P29">Zoom In/Out</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8"><text:span text:style-name="T46">C</text:span><text:span text:style-name="T20">ursor keys</text:span><text:span text:style-name="T25"> or</text:span></text:p>
            <text:p text:style-name="P150"><text:span text:style-name="T46">P</text:span><text:span text:style-name="T20">rimary mouse button (single-click)</text:span></text:p>
          </table:table-cell>
          <table:covered-table-cell/>
          <table:table-cell table:style-name="Table2.A1" office:value-type="string">
            <text:p text:style-name="P155"/>
          </table:table-cell>
          <table:table-cell table:style-name="Table2.A1" office:value-type="string">
            <text:p text:style-name="P140"><text:span text:style-name="T27">Select a hyperdrive target system. When </text:span><text:span text:style-name="T20">cursor keys</text:span><text:span text:style-name="T27"> are used, the map auto-pans when the cursor approaches any map view edg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9"><text:span text:style-name="T46">P</text:span><text:span text:style-name="T20">rimary mouse button (double-click)</text:span></text:p>
          </table:table-cell>
          <table:covered-table-cell/>
          <table:table-cell table:style-name="Table2.A1" office:value-type="string">
            <text:p text:style-name="P155"/>
          </table:table-cell>
          <table:table-cell table:style-name="Table2.A1" office:value-type="string">
            <text:p text:style-name="P28">Data on target system</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8"><text:span text:style-name="T46">H</text:span><text:span text:style-name="T20">ome</text:span></text:p>
          </table:table-cell>
          <table:covered-table-cell/>
          <table:table-cell table:style-name="Table2.A1" office:value-type="string">
            <text:p text:style-name="P155"/>
          </table:table-cell>
          <table:table-cell table:style-name="Table2.A1" office:value-type="string">
            <text:p text:style-name="P28">Select the current system.</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65">^</text:p>
          </table:table-cell>
          <table:covered-table-cell/>
          <table:table-cell table:style-name="Table2.A1" office:value-type="string">
            <text:p text:style-name="P155"/>
          </table:table-cell>
          <table:table-cell table:style-name="Table2.A1" office:value-type="string">
            <text:p text:style-name="P153"><text:span text:style-name="T25">P</text:span><text:span text:style-name="T27">lots the route from your current system to your target system </text:span><text:span text:style-name="T29">based on fewest jumps or least time.</text:span><text:span text:style-name="T27"> (requires advanced navigational array).</text:span></text:p>
          </table:table-cell>
        </table:table-row>
        <text:soft-page-break/>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65">?</text:p>
          </table:table-cell>
          <table:covered-table-cell/>
          <table:table-cell table:style-name="Table2.A1" office:value-type="string">
            <text:p text:style-name="P155"/>
          </table:table-cell>
          <table:table-cell table:style-name="Table2.A1" office:value-type="string">
            <text:p text:style-name="P153"><text:span text:style-name="T25">Highlights systems by economy, government, tech level, </text:span><text:span text:style-name="T26">or sun color. </text:span><text:span text:style-name="T25">(requires advanced navigational array)</text:span><text:span text:style-name="T27">.</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58"><text:span text:style-name="T29">Alt-</text:span><text:span text:style-name="T27">Left / Right cursor keys</text:span></text:p>
          </table:table-cell>
          <table:covered-table-cell/>
          <table:table-cell table:style-name="Table2.A1" office:value-type="string">
            <text:p text:style-name="P155"/>
          </table:table-cell>
          <table:table-cell table:style-name="Table2.A1" office:value-type="string">
            <text:p text:style-name="P157"><text:span text:style-name="T25">Select previous / next system for which information will be shown in the system info screen </text:span><text:span text:style-name="T26">(F7)</text:span><text:span text:style-name="T25">.</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table:number-columns-spanned="3" office:value-type="string">
            <text:p text:style-name="P155"/>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7">On the entire range view only, you may type a system name to locate it.</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7">On the zoomed range view only, '<text:span text:style-name="T33">i</text:span><text:span text:style-name="T39">'</text:span><text:span text:style-name="T33"> </text:span><text:span text:style-name="T36">shows information for each system (economy, government and tech level).</text:spa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table:number-columns-spanned="3" office:value-type="string">
            <text:p text:style-name="P155"/>
          </table:table-cell>
          <table:covered-table-cell/>
          <table:covered-table-cell/>
        </table:table-row>
        <table:table-row>
          <table:table-cell table:style-name="Table2.A1" office:value-type="string">
            <text:p text:style-name="P154"/>
          </table:table-cell>
          <table:table-cell table:style-name="Table2.A1" office:value-type="string">
            <text:p text:style-name="P147"><text:span text:style-name="T20">7 </text:span><text:span text:style-name="T27">or</text:span><text:span text:style-name="T20"> F7</text:span></text:p>
          </table:table-cell>
          <table:table-cell table:style-name="Table2.A1" office:value-type="string">
            <text:p text:style-name="P154"/>
          </table:table-cell>
          <table:table-cell table:style-name="Table2.A1" table:number-columns-spanned="5" office:value-type="string">
            <text:p text:style-name="P139"><text:span text:style-name="T20">Planetary Database </text:span><text:span text:style-name="T27">(shows data on the selected system)</text:span></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table:number-columns-spanned="3" office:value-type="string">
            <text:p text:style-name="P155"/>
          </table:table-cell>
          <table:covered-table-cell/>
          <table:covered-table-cell/>
        </table:table-row>
        <table:table-row>
          <table:table-cell table:style-name="Table2.A1" office:value-type="string">
            <text:p text:style-name="P154"/>
          </table:table-cell>
          <table:table-cell table:style-name="Table2.A1" office:value-type="string">
            <text:p text:style-name="P147"><text:span text:style-name="T20">8 </text:span><text:span text:style-name="T27">or</text:span><text:span text:style-name="T20"> F8</text:span></text:p>
          </table:table-cell>
          <table:table-cell table:style-name="Table2.A1" office:value-type="string">
            <text:p text:style-name="P154"/>
          </table:table-cell>
          <table:table-cell table:style-name="Table2.A1" table:number-columns-spanned="5" office:value-type="string">
            <text:p text:style-name="P52">Commodity Market</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151"><text:span text:style-name="T20">up</text:span><text:span text:style-name="T27"> and </text:span><text:span text:style-name="T20">down</text:span><text:span text:style-name="T27"> cursor keys</text:span></text:p>
          </table:table-cell>
          <table:table-cell table:style-name="Table2.A1" office:value-type="string">
            <text:p text:style-name="P155"/>
          </table:table-cell>
          <table:table-cell table:style-name="Table2.A1" office:value-type="string">
            <text:p text:style-name="P141"><text:span text:style-name="T29">S</text:span><text:span text:style-name="T27">elect </text:span><text:span text:style-name="T29">commodity</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146"><text:span text:style-name="T20">right</text:span><text:span text:style-name="T25"> cursor key</text:span></text:p>
          </table:table-cell>
          <table:table-cell table:style-name="Table2.A1" office:value-type="string">
            <text:p text:style-name="P155"/>
          </table:table-cell>
          <table:table-cell table:style-name="Table2.A1" office:value-type="string">
            <text:p text:style-name="P138"><text:span text:style-name="T29">P</text:span><text:span text:style-name="T27">urchase </text:span><text:span text:style-name="T29">1 unit of </text:span><text:span text:style-name="T27">commodity. </text:span><text:span text:style-name="T29">Holding </text:span><text:span text:style-name="T22">Shift</text:span><text:span text:style-name="T29"> will purchase as much of the commodity as possibl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146"><text:span text:style-name="T20">left</text:span><text:span text:style-name="T25"> cursor key</text:span></text:p>
          </table:table-cell>
          <table:table-cell table:style-name="Table2.A1" office:value-type="string">
            <text:p text:style-name="P155"/>
          </table:table-cell>
          <table:table-cell table:style-name="Table2.A1" office:value-type="string">
            <text:p text:style-name="P138"><text:span text:style-name="T29">S</text:span><text:span text:style-name="T27">ell </text:span><text:span text:style-name="T29">1 unit of </text:span><text:span text:style-name="T27">commodity. </text:span><text:span text:style-name="T29">Holding </text:span><text:span text:style-name="T22">Shift</text:span><text:span text:style-name="T29"> will sell as much of the commodity as possibl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62">Enter</text:p>
          </table:table-cell>
          <table:table-cell table:style-name="Table2.A1" office:value-type="string">
            <text:p text:style-name="P155"/>
          </table:table-cell>
          <table:table-cell table:style-name="Table2.A1" office:value-type="string">
            <text:p text:style-name="P138"><text:span text:style-name="T29">If hold contains at least 1 unit of commodity, s</text:span><text:span text:style-name="T27">ells as much of the selected commodity as possible<text:line-break/></text:span><text:span text:style-name="T29">If no units of commodity in hold, buys as much of the selected commodity as possibl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62">?</text:p>
          </table:table-cell>
          <table:table-cell table:style-name="Table2.A1" office:value-type="string">
            <text:p text:style-name="P155"/>
          </table:table-cell>
          <table:table-cell table:style-name="Table2.A1" office:value-type="string">
            <text:p text:style-name="P46">Changes the commodity filter from “All goods”, “Carried in stock”, “Carried”, “In stock”, “No transport restrictions”, and “Transport restrictions”</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69">/</text:p>
          </table:table-cell>
          <table:table-cell table:style-name="Table2.A1" office:value-type="string">
            <text:p text:style-name="P155"/>
          </table:table-cell>
          <table:table-cell table:style-name="Table2.A1" office:value-type="string">
            <text:p text:style-name="P46">Changes the sort from “Default”, “Alphabetical”, “Price”, “Quantity in stock”, “Quantity in hold”, and “Unit mass”.</text:p>
          </table:table-cell>
        </table:table-row>
      </table:table>
      <text:p text:style-name="P77"/>
      <text:p text:style-name="P99">Flight Key Commands:<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62"/>
          </table:table-cell>
          <table:table-cell table:style-name="Table1.A1" table:number-columns-spanned="5" office:value-type="string">
            <text:p text:style-name="P50">Attitude Controls:</text:p>
          </table:table-cell>
          <table:covered-table-cell/>
          <table:covered-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59"><text:span text:style-name="T2">left</text:span><text:span text:style-name="T17"> and </text:span><text:span text:style-name="T2">right</text:span><text:span text:style-name="T17"> cursor keys</text:span></text:p>
          </table:table-cell>
          <table:table-cell table:style-name="Table1.A1" office:value-type="string">
            <text:p text:style-name="P80"/>
          </table:table-cell>
          <table:table-cell table:style-name="Table1.A1" table:number-columns-spanned="3" office:value-type="string">
            <text:p text:style-name="P80">Roll</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59"><text:span text:style-name="T2">up</text:span><text:span text:style-name="T17"> and </text:span><text:span text:style-name="T2">down</text:span><text:span text:style-name="T17"> cursor keys</text:span></text:p>
          </table:table-cell>
          <table:table-cell table:style-name="Table1.A1" office:value-type="string">
            <text:p text:style-name="P80"/>
          </table:table-cell>
          <table:table-cell table:style-name="Table1.A1" table:number-columns-spanned="3" office:value-type="string">
            <text:p text:style-name="P80">Pitch</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59"><text:span text:style-name="T44">, </text:span><text:span text:style-name="T45">and</text:span><text:span text:style-name="T44"> .</text:span></text:p>
          </table:table-cell>
          <table:table-cell table:style-name="Table1.A1" office:value-type="string">
            <text:p text:style-name="P120"/>
          </table:table-cell>
          <table:table-cell table:style-name="Table1.A1" table:number-columns-spanned="3" office:value-type="string">
            <text:p text:style-name="P119">Yaw</text:p>
          </table: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156"><text:span text:style-name="T25">Note: Holding </text:span><text:span text:style-name="T20">Ctrl</text:span><text:span text:style-name="T25"> will make the ship turn more slowly.</text:span></text:p>
          </table:table-cell>
          <table:covered-table-cell/>
          <table:covered-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61"/>
          </table:table-cell>
          <table:table-cell table:style-name="Table1.A1" table:number-columns-spanned="4" office:value-type="string">
            <text:p text:style-name="P156"/>
          </table:table-cell>
          <table:covered-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50">Drive controls:</text:p>
          </table:table-cell>
          <table:covered-table-cell/>
          <table:covered-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61">w</text:p>
          </table:table-cell>
          <table:table-cell table:style-name="Table1.A1" office:value-type="string">
            <text:p text:style-name="P49"/>
          </table:table-cell>
          <table:table-cell table:style-name="Table1.A1" table:number-columns-spanned="3" office:value-type="string">
            <text:p text:style-name="P2">Increase Speed</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61">s</text:p>
          </table:table-cell>
          <table:table-cell table:style-name="Table1.A1" office:value-type="string">
            <text:p text:style-name="P49"/>
          </table:table-cell>
          <table:table-cell table:style-name="Table1.A1" table:number-columns-spanned="3" office:value-type="string">
            <text:p text:style-name="P2">Decrease Speed</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61"/>
          </table:table-cell>
          <table:table-cell table:style-name="Table1.A1" office:value-type="string">
            <text:p text:style-name="P156"/>
          </table:table-cell>
          <table:table-cell table:style-name="Table1.A1" table:number-columns-spanned="3" office:value-type="string">
            <text:p text:style-name="P156"/>
          </table: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104"><text:span text:style-name="T3">Torus drive</text:span><text:span text:style-name="T2">:</text:span></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j</text:p>
          </table:table-cell>
          <table:table-cell table:style-name="Table1.A1" office:value-type="string">
            <text:p text:style-name="P49"/>
          </table:table-cell>
          <table:table-cell table:style-name="Table1.A1" table:number-columns-spanned="3" office:value-type="string">
            <text:p text:style-name="P2">Toggle the in-system hyperspeed drive ('Torus Jump Drive') on and off.</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
          </table:table-cell>
          <table:table-cell table:style-name="Table1.A1" office:value-type="string">
            <text:p text:style-name="P49"/>
          </table:table-cell>
          <table:table-cell table:style-name="Table1.A1" table:number-columns-spanned="3" office:value-type="string">
            <text:p text:style-name="P92">Note: The drive is disabled by nearby mass/gravity effects.</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61"/>
          </table:table-cell>
          <table:table-cell table:style-name="Table1.A1" office:value-type="string">
            <text:p text:style-name="P156"/>
          </table:table-cell>
          <table:table-cell table:style-name="Table1.A1" table:number-columns-spanned="3" office:value-type="string">
            <text:p text:style-name="P156"/>
          </table: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50">Hyperdrive:</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h</text:p>
          </table:table-cell>
          <table:table-cell table:style-name="Table1.A1" office:value-type="string">
            <text:p text:style-name="P49"/>
          </table:table-cell>
          <table:table-cell table:style-name="Table1.A1" table:number-columns-spanned="3" office:value-type="string">
            <text:p text:style-name="P2">Activate the hyperdrive, also known as the witchspace jump drive.</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
          </table:table-cell>
          <table:table-cell table:style-name="Table1.A1" office:value-type="string">
            <text:p text:style-name="P49"/>
          </table:table-cell>
          <table:table-cell table:style-name="Table1.A1" table:number-columns-spanned="3" office:value-type="string">
            <text:p text:style-name="P3">Note: The witchspace jump drive must have a target destination selected in one of the charts (<text:span text:style-name="T32">F6</text:span> key).</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g</text:p>
          </table:table-cell>
          <table:table-cell table:style-name="Table1.A1" office:value-type="string">
            <text:p text:style-name="P49"/>
          </table:table-cell>
          <table:table-cell table:style-name="Table1.A1" table:number-columns-spanned="3" office:value-type="string">
            <text:p text:style-name="P2">Activate the Galactic Hyperdrive (if installed).</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37"/>
          </table:table-cell>
          <table:table-cell table:style-name="Table1.A1" table:number-columns-spanned="3" office:value-type="string">
            <text:p text:style-name="P137"/>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50">Fuel Injection:</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i</text:p>
          </table:table-cell>
          <table:table-cell table:style-name="Table1.A1" office:value-type="string">
            <text:p text:style-name="P49"/>
          </table:table-cell>
          <table:table-cell table:style-name="Table1.A1" table:number-columns-spanned="3" office:value-type="string">
            <text:p text:style-name="P2">Activate the afterburner Witchdrive Fuel Injectors (if installed).</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37"/>
          </table:table-cell>
          <table:table-cell table:style-name="Table1.A1" table:number-columns-spanned="3" office:value-type="string">
            <text:p text:style-name="P137"/>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50">Other controls:</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p</text:p>
          </table:table-cell>
          <table:table-cell table:style-name="Table1.A1" office:value-type="string">
            <text:p text:style-name="P49"/>
          </table:table-cell>
          <table:table-cell table:style-name="Table1.A1" table:number-columns-spanned="3" office:value-type="string">
            <text:p text:style-name="P2">pause / un-pause the game.</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
          </table:table-cell>
          <table:table-cell table:style-name="Table1.A1" office:value-type="string">
            <text:p text:style-name="P49"/>
          </table:table-cell>
          <table:table-cell table:style-name="Table1.A1" table:number-columns-spanned="3" office:value-type="string">
            <text:p text:style-name="P45">Note: While paused you can access some elements of the Options menu by pressing <text:span text:style-name="T32">2</text:span> or <text:span text:style-name="T32">F2</text:span>.</text:p>
            <text:p text:style-name="P45">Also, while paused you can press <text:span text:style-name="T32">o</text:span> to hide/show the HUD; useful for taking screenshots.</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45"/>
          </table:table-cell>
          <table:table-cell table:style-name="Table1.A1" office:value-type="string">
            <text:p text:style-name="P137"/>
          </table:table-cell>
          <table:table-cell table:style-name="Table1.A1" table:number-columns-spanned="3" office:value-type="string">
            <text:p text:style-name="P137"/>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66">Weaponry:</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7">a</text:p>
          </table:table-cell>
          <table:table-cell table:style-name="Table1.A1" office:value-type="string">
            <text:p text:style-name="P137"/>
          </table:table-cell>
          <table:table-cell table:style-name="Table1.A1" table:number-columns-spanned="3" office:value-type="string">
            <text:p text:style-name="P83">Fire main weapon for the chosen facing.</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43"><text:span text:style-name="T20">_</text:span><text:span text:style-name="T30"> (underscore)</text:span></text:p>
          </table:table-cell>
          <table:table-cell table:style-name="Table1.A1" office:value-type="string">
            <text:p text:style-name="P137"/>
          </table:table-cell>
          <table:table-cell table:style-name="Table1.A1" table:number-columns-spanned="3" office:value-type="string">
            <text:p text:style-name="P83">Toggle weapons lockdown on/off.</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43"/>
          </table:table-cell>
          <table:table-cell table:style-name="Table1.A1" office:value-type="string">
            <text:p text:style-name="P137"/>
          </table:table-cell>
          <table:table-cell table:style-name="Table1.A1" table:number-columns-spanned="3" office:value-type="string">
            <text:p text:style-name="P142"/>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66">Missiles, mines and pylon mounted equipment:</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7">r</text:p>
          </table:table-cell>
          <table:table-cell table:style-name="Table1.A1" office:value-type="string">
            <text:p text:style-name="P137"/>
          </table:table-cell>
          <table:table-cell table:style-name="Table1.A1" table:number-columns-spanned="3" office:value-type="string">
            <text:p text:style-name="P83">Activate target identification system (deactivating the missile/mine system).</text:p>
          </table:table-cell>
          <table:covered-table-cell/>
          <table:covered-table-cell/>
        </table:table-row>
        <table:table-row table:style-name="Table1.33">
          <table:table-cell table:style-name="Table1.A1" office:value-type="string">
            <text:p text:style-name="P154"/>
          </table:table-cell>
          <table:table-cell table:style-name="Table1.A1" office:value-type="string">
            <text:p text:style-name="P68">t</text:p>
          </table:table-cell>
          <table:table-cell table:style-name="Table1.A1" office:value-type="string">
            <text:p text:style-name="P137"/>
          </table:table-cell>
          <table:table-cell table:style-name="Table1.A1" table:number-columns-spanned="3" office:value-type="string">
            <text:p text:style-name="P84">Enable targeting for the current missile, or arm the current mine. If the target identification system is active and locked on, then this also locks a missile onto the selected target.</text:p>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67">y</text:p>
          </table:table-cell>
          <table:table-cell table:style-name="Table1.A1" office:value-type="string">
            <text:p text:style-name="P137"/>
          </table:table-cell>
          <table:table-cell table:style-name="Table1.A1" table:number-columns-spanned="3" office:value-type="string">
            <text:p text:style-name="P83">Switch to the next missile or mine available (requires Multi-Targeting System).</text:p>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143"><text:span text:style-name="T20">Shift-</text:span><text:span text:style-name="T21">T</text:span></text:p>
          </table:table-cell>
          <table:table-cell table:style-name="Table1.A1" office:value-type="string">
            <text:p text:style-name="P137"/>
          </table:table-cell>
          <table:table-cell table:style-name="Table1.A1" table:number-columns-spanned="3" office:value-type="string">
            <text:p text:style-name="P83">Immediately target nearest incoming missile.</text:p>
          </table:table-cell>
          <table:covered-table-cell/>
          <table:covered-table-cell/>
        </table:table-row>
        <table:table-row table:style-name="Table1.36">
          <table:table-cell table:style-name="Table1.A1" office:value-type="string">
            <text:p text:style-name="P154"/>
          </table:table-cell>
          <table:table-cell table:style-name="Table1.A1" office:value-type="string">
            <text:p text:style-name="P67">u</text:p>
          </table:table-cell>
          <table:table-cell table:style-name="Table1.A1" office:value-type="string">
            <text:p text:style-name="P137"/>
          </table:table-cell>
          <table:table-cell table:style-name="Table1.A1" table:number-columns-spanned="3" office:value-type="string">
            <text:p text:style-name="P83">If target identification is active, deactivate it and reactivate the missile/mine system. If missiles are active, clear any targets (places them in safety mode).</text:p>
          </table:table-cell>
          <table:covered-table-cell/>
          <table:covered-table-cell/>
        </table:table-row>
        <table:table-row table:style-name="Table1.36">
          <table:table-cell table:style-name="Table1.A1" office:value-type="string">
            <text:p text:style-name="P154"/>
          </table:table-cell>
          <table:table-cell table:style-name="Table1.A1" office:value-type="string">
            <text:p text:style-name="P67">m</text:p>
          </table:table-cell>
          <table:table-cell table:style-name="Table1.A1" office:value-type="string">
            <text:p text:style-name="P137"/>
          </table:table-cell>
          <table:table-cell table:style-name="Table1.A1" table:number-columns-spanned="3" office:value-type="string">
            <text:p text:style-name="P83">Launch the current missile or mine (it must be locked on target, or armed first), and switch to the next missile available.</text:p>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142"/>
          </table:table-cell>
          <table:table-cell table:style-name="Table1.A1" office:value-type="string">
            <text:p text:style-name="P137"/>
          </table:table-cell>
          <table:table-cell table:style-name="Table1.A1" table:number-columns-spanned="3" office:value-type="string">
            <text:p text:style-name="P142"/>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142"/>
          </table:table-cell>
          <table:table-cell table:style-name="Table1.A1" office:value-type="string">
            <text:p text:style-name="P137"/>
          </table:table-cell>
          <table:table-cell table:style-name="Table1.A1" table:number-columns-spanned="3" office:value-type="string">
            <text:p text:style-name="P142"/>
          </table:table-cell>
          <table:covered-table-cell/>
          <table:covered-table-cell/>
        </table:table-row>
        <table:table-row table:style-name="Table1.34">
          <table:table-cell table:style-name="Table1.A1" office:value-type="string">
            <text:p text:style-name="P154"/>
          </table:table-cell>
          <table:table-cell table:style-name="Table1.A1" table:number-columns-spanned="5" office:value-type="string">
            <text:p text:style-name="P70">Selectable Equipment and Multi-function Displays:</text:p>
          </table:table-cell>
          <table:covered-table-cell/>
          <table:covered-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60">Shift-N</text:p>
          </table:table-cell>
          <table:table-cell table:style-name="Table1.A1" office:value-type="string">
            <text:p text:style-name="P137"/>
          </table:table-cell>
          <table:table-cell table:style-name="Table1.A1" table:number-columns-spanned="3" office:value-type="string">
            <text:p text:style-name="P85">Next selectable equipment</text:p>
          </table:table-cell>
          <table:covered-table-cell/>
          <table:covered-table-cell/>
        </table:table-row>
        <table:table-row table:style-name="Table1.42">
          <table:table-cell table:style-name="Table1.A1" office:value-type="string">
            <text:p text:style-name="P154"/>
          </table:table-cell>
          <table:table-cell table:style-name="Table1.B42" office:value-type="string">
            <text:p text:style-name="P160"><text:span text:style-name="T60">Shift</text:span><text:span text:style-name="T1">-Ctrl-</text:span><text:span text:style-name="T5">N</text:span></text:p>
          </table:table-cell>
          <table:table-cell table:style-name="Table1.A1" office:value-type="string">
            <text:p text:style-name="P137"/>
          </table:table-cell>
          <table:table-cell table:style-name="Table1.A1" table:number-columns-spanned="3" office:value-type="string">
            <text:p text:style-name="P23">Previous selectable equipmen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71">n</text:p>
          </table:table-cell>
          <table:table-cell table:style-name="Table1.A1" office:value-type="string">
            <text:p text:style-name="P137"/>
          </table:table-cell>
          <table:table-cell table:style-name="Table1.A1" table:number-columns-spanned="3" office:value-type="string">
            <text:p text:style-name="P144"><text:span text:style-name="T27">Activate </text:span><text:span text:style-name="T28">currently </text:span><text:span text:style-name="T27">select</text:span><text:span text:style-name="T28">ed</text:span><text:span text:style-name="T27"> equipment</text:span></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b</text:p>
          </table:table-cell>
          <table:table-cell table:style-name="Table1.A1" office:value-type="string">
            <text:p text:style-name="P137"/>
          </table:table-cell>
          <table:table-cell table:style-name="Table1.A1" table:number-columns-spanned="3" office:value-type="string">
            <text:p text:style-name="P35"><text:span text:style-name="T59">Change mode</text:span> for selectable equipment (not used by allequipmen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ab</text:p>
          </table:table-cell>
          <table:table-cell table:style-name="Table1.A1" office:value-type="string">
            <text:p text:style-name="P137"/>
          </table:table-cell>
          <table:table-cell table:style-name="Table1.A1" table:number-columns-spanned="3" office:value-type="string">
            <text:p text:style-name="P36">Activate selectable equipment in fast activation slot 1.</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0</text:p>
          </table:table-cell>
          <table:table-cell table:style-name="Table1.A1" office:value-type="string">
            <text:p text:style-name="P137"/>
          </table:table-cell>
          <table:table-cell table:style-name="Table1.A1" table:number-columns-spanned="3" office:value-type="string">
            <text:p text:style-name="P36">Activate selectable equipment in fast activation slot 2.</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ext:p>
          </table:table-cell>
          <table:table-cell table:style-name="Table1.A1" office:value-type="string">
            <text:p text:style-name="P137"/>
          </table:table-cell>
          <table:table-cell table:style-name="Table1.A1" table:number-columns-spanned="3" office:value-type="string">
            <text:p text:style-name="P36">Rotate the currently selected multi-function display.</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ext:p>
          </table:table-cell>
          <table:table-cell table:style-name="Table1.A1" office:value-type="string">
            <text:p text:style-name="P137"/>
          </table:table-cell>
          <table:table-cell table:style-name="Table1.A1" table:number-columns-spanned="3" office:value-type="string">
            <text:p text:style-name="P36">Select the next multi-function display, if your HUD has more than on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37"/>
          </table:table-cell>
          <table:table-cell table:style-name="Table1.A1" office:value-type="string">
            <text:p text:style-name="P137"/>
          </table:table-cell>
          <table:table-cell table:style-name="Table1.A1" table:number-columns-spanned="3" office:value-type="string">
            <text:p text:style-name="P36"/>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0">Target System Memory Expansion:</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text:p>
          </table:table-cell>
          <table:table-cell table:style-name="Table1.A1" office:value-type="string">
            <text:p text:style-name="P137"/>
          </table:table-cell>
          <table:table-cell table:style-name="Table1.A1" table:number-columns-spanned="3" office:value-type="string">
            <text:p text:style-name="P38">Lock on to next target in memory (if installe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ext:p>
          </table:table-cell>
          <table:table-cell table:style-name="Table1.A1" office:value-type="string">
            <text:p text:style-name="P137"/>
          </table:table-cell>
          <table:table-cell table:style-name="Table1.A1" table:number-columns-spanned="3" office:value-type="string">
            <text:p text:style-name="P38">Lock on to the previous target in memory (if installe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7">Anti-Missile ECM:</text:p>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e</text:p>
          </table:table-cell>
          <table:table-cell table:style-name="Table1.A1" office:value-type="string">
            <text:p text:style-name="P137"/>
          </table:table-cell>
          <table:table-cell table:style-name="Table1.A1" table:number-columns-spanned="3" office:value-type="string">
            <text:p text:style-name="P38">Activate anti-missile Electronic Counter-Measures (if installe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0">Scanner:</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z</text:p>
          </table:table-cell>
          <table:table-cell table:style-name="Table1.A1" office:value-type="string">
            <text:p text:style-name="P137"/>
          </table:table-cell>
          <table:table-cell table:style-name="Table1.A1" table:number-columns-spanned="3" office:value-type="string">
            <text:p text:style-name="P38">Adjust scanner zoom ratio (only during flight).</text:p>
          </table:table-cell>
          <table:covered-table-cell/>
          <table:covered-table-cell/>
        </table:table-row>
        <text:soft-page-break/>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11">This allows you to 'zoom in' to navigate around small, close-to objects.</text:p>
            <text:p text:style-name="P26">A small indicator next to the compass indicates the current scanner ratio (from 1:1 to 5:1).</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Shift-Z</text:p>
          </table:table-cell>
          <table:table-cell table:style-name="Table1.A1" office:value-type="string">
            <text:p text:style-name="P137"/>
          </table:table-cell>
          <table:table-cell table:style-name="Table1.A1" table:number-columns-spanned="3" office:value-type="string">
            <text:p text:style-name="P38">Zoom out to 1:1 scanner ratio.</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1">Advanced Space Compass:</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63" office:value-type="string">
            <text:p text:style-name="P56">\</text:p>
          </table:table-cell>
          <table:table-cell table:style-name="Table1.A1" office:value-type="string">
            <text:p text:style-name="P137"/>
          </table:table-cell>
          <table:table-cell table:style-name="Table1.A1" table:number-columns-spanned="3" office:value-type="string">
            <text:p text:style-name="P40">Change compass mode (if the Advanced Space Compass is installed). This toggles your compass<text:line-break/>between showing the location of the planet, main station (if close enough), sun, your current target, the station beacon, witchpoint buoy, and various additional beacons.</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ext:span text:style-name="T37">(vertical bar)</text:span></text:p>
          </table:table-cell>
          <table:table-cell table:style-name="Table1.A1" office:value-type="string">
            <text:p text:style-name="P137"/>
          </table:table-cell>
          <table:table-cell table:style-name="Table1.A1" table:number-columns-spanned="3" office:value-type="string">
            <text:p text:style-name="P38">Change compass mode (reverse cycling).</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1">Communications:</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text:p>
          </table:table-cell>
          <table:table-cell table:style-name="Table1.A1" office:value-type="string">
            <text:p text:style-name="P137"/>
          </table:table-cell>
          <table:table-cell table:style-name="Table1.A1" table:number-columns-spanned="3" office:value-type="string">
            <text:p text:style-name="P39">View communications log. Allows you to see recent ship-to-ship communications.</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Shift-L</text:p>
          </table:table-cell>
          <table:table-cell table:style-name="Table1.A1" office:value-type="string">
            <text:p text:style-name="P137"/>
          </table:table-cell>
          <table:table-cell table:style-name="Table1.A1" table:number-columns-spanned="3" office:value-type="string">
            <text:p text:style-name="P39">Request / Cancel / Renew docking clearanc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39"/>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120">View screens:</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1 <text:span text:style-name="T37">or</text:span> F1</text:p>
          </table:table-cell>
          <table:table-cell table:style-name="Table1.A1" office:value-type="string">
            <text:p text:style-name="P137"/>
          </table:table-cell>
          <table:table-cell table:style-name="Table1.A1" table:number-columns-spanned="3" office:value-type="string">
            <text:p text:style-name="P39">View forwar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2 <text:span text:style-name="T37">or</text:span> F2</text:p>
          </table:table-cell>
          <table:table-cell table:style-name="Table1.A1" office:value-type="string">
            <text:p text:style-name="P137"/>
          </table:table-cell>
          <table:table-cell table:style-name="Table1.A1" table:number-columns-spanned="3" office:value-type="string">
            <text:p text:style-name="P39">View af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3 <text:span text:style-name="T37">or</text:span> F3</text:p>
          </table:table-cell>
          <table:table-cell table:style-name="Table1.A1" office:value-type="string">
            <text:p text:style-name="P137"/>
          </table:table-cell>
          <table:table-cell table:style-name="Table1.A1" table:number-columns-spanned="3" office:value-type="string">
            <text:p text:style-name="P39">View por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4 <text:span text:style-name="T37">or</text:span> F4</text:p>
          </table:table-cell>
          <table:table-cell table:style-name="Table1.A1" office:value-type="string">
            <text:p text:style-name="P137"/>
          </table:table-cell>
          <table:table-cell table:style-name="Table1.A1" table:number-columns-spanned="3" office:value-type="string">
            <text:p text:style-name="P39">View starboar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5 <text:span text:style-name="T37">or</text:span> F5</text:p>
          </table:table-cell>
          <table:table-cell table:style-name="Table1.A1" office:value-type="string">
            <text:p text:style-name="P137"/>
          </table:table-cell>
          <table:table-cell table:style-name="Table1.A1" table:number-columns-spanned="3" office:value-type="string">
            <text:p text:style-name="P39">Status / Ship’s Manifest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6 <text:span text:style-name="T37">or</text:span> F6</text:p>
          </table:table-cell>
          <table:table-cell table:style-name="Table1.A1" office:value-type="string">
            <text:p text:style-name="P137"/>
          </table:table-cell>
          <table:table-cell table:style-name="Table1.A1" table:number-columns-spanned="3" office:value-type="string">
            <text:p text:style-name="P39">Zoomed / Entire range Galactic Chart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7 <text:span text:style-name="T37">or</text:span> F7</text:p>
          </table:table-cell>
          <table:table-cell table:style-name="Table1.A1" office:value-type="string">
            <text:p text:style-name="P137"/>
          </table:table-cell>
          <table:table-cell table:style-name="Table1.A1" table:number-columns-spanned="3" office:value-type="string">
            <text:p text:style-name="P39">Planetary Database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8 <text:span text:style-name="T37">or</text:span> F8</text:p>
          </table:table-cell>
          <table:table-cell table:style-name="Table1.A1" office:value-type="string">
            <text:p text:style-name="P137"/>
          </table:table-cell>
          <table:table-cell table:style-name="Table1.A1" table:number-columns-spanned="3" office:value-type="string">
            <text:p text:style-name="P39">Commodity Market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v</text:p>
          </table:table-cell>
          <table:table-cell table:style-name="Table1.A1" office:value-type="string">
            <text:p text:style-name="P137"/>
          </table:table-cell>
          <table:table-cell table:style-name="Table1.A1" table:number-columns-spanned="3" office:value-type="string">
            <text:p text:style-name="P39">Toggle between external views</text:p>
          </table:table-cell>
          <table:covered-table-cell/>
          <table:covered-table-cell/>
        </table:table-row>
        <table:table-row table:style-name="Table1.80">
          <table:table-cell table:style-name="Table1.B42" office:value-type="string">
            <text:p text:style-name="P163"/>
          </table:table-cell>
          <table:table-cell table:style-name="Table1.B63" office:value-type="string">
            <text:p text:style-name="P56">Arrow Keys or Mouse<text:line-break/>with Capslock</text:p>
          </table:table-cell>
          <table:table-cell table:style-name="Table1.C80" office:value-type="string">
            <text:p text:style-name="P137"/>
          </table:table-cell>
          <table:table-cell table:style-name="Table1.D80" table:number-columns-spanned="3" office:value-type="string">
            <text:p text:style-name="P39">External free-look camera</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39"/>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7">Automated Docking <text:span text:style-name="T37">(requires Docking Computer):</text:span></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c</text:p>
          </table:table-cell>
          <table:table-cell table:style-name="Table1.C80" office:value-type="string">
            <text:p text:style-name="P137"/>
          </table:table-cell>
          <table:table-cell table:style-name="Table1.D80" table:number-columns-spanned="3" office:value-type="string">
            <text:p text:style-name="P40">Begin/Abandon automated docking sequence with the main station, or current target. If only one station is in range, no targeting necessary.</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text:p>
          </table:table-cell>
          <table:table-cell table:style-name="Table1.C80" office:value-type="string">
            <text:p text:style-name="P137"/>
          </table:table-cell>
          <table:table-cell table:style-name="Table1.D80" table:number-columns-spanned="3" office:value-type="string">
            <text:p text:style-name="P39">Toggle docking music off/on.</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C</text:p>
          </table:table-cell>
          <table:table-cell table:style-name="Table1.C80" office:value-type="string">
            <text:p text:style-name="P137"/>
          </table:table-cell>
          <table:table-cell table:style-name="Table1.D80" table:number-columns-spanned="3" office:value-type="string">
            <text:p text:style-name="P39">Fast docking without docking sequence. Advances the game clock by 20 minutes.</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39"/>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91">Ejecting cargo items:</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D</text:p>
          </table:table-cell>
          <table:table-cell table:style-name="Table1.C80" office:value-type="string">
            <text:p text:style-name="P137"/>
          </table:table-cell>
          <table:table-cell table:style-name="Table1.D80" table:number-columns-spanned="3" office:value-type="string">
            <text:p text:style-name="P39">Eject one cargo pod.</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R</text:p>
          </table:table-cell>
          <table:table-cell table:style-name="Table1.C80" office:value-type="string">
            <text:p text:style-name="P137"/>
          </table:table-cell>
          <table:table-cell table:style-name="Table1.D80" table:number-columns-spanned="3" office:value-type="string">
            <text:p text:style-name="P39">Rotate cargo to determine what will be ejected.</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39"/>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91">Escape pod:</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Esc-Esc</text:p>
          </table:table-cell>
          <table:table-cell table:style-name="Table1.C80" office:value-type="string">
            <text:p text:style-name="P137"/>
          </table:table-cell>
          <table:table-cell table:style-name="Table1.D80" table:number-columns-spanned="3" office:value-type="string">
            <text:p text:style-name="P90"><text:span text:style-name="T37">Fast double tap the </text:span>Esc<text:span text:style-name="T37"> (Escape) key to launch the Escape Pod (if installed).</text:span></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90"/>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Other Commands:</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Mac only:</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text:span text:style-name="T31">⌘</text:span>-q</text:p>
          </table:table-cell>
          <table:table-cell table:style-name="Table1.C80" office:value-type="string">
            <text:p text:style-name="P137"/>
          </table:table-cell>
          <table:table-cell table:style-name="Table1.D80" table:number-columns-spanned="3" office:value-type="string">
            <text:p text:style-name="P89">Quit</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text:span text:style-name="T31">⌘</text:span>-Shift-F</text:p>
          </table:table-cell>
          <table:table-cell table:style-name="Table1.C80" office:value-type="string">
            <text:p text:style-name="P137"/>
          </table:table-cell>
          <table:table-cell table:style-name="Table1.D80" table:number-columns-spanned="3" office:value-type="string">
            <text:p text:style-name="P86">Switch between full screen / normal size window.</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text:span text:style-name="T31">⌘</text:span>-?</text:p>
          </table:table-cell>
          <table:table-cell table:style-name="Table1.C80" office:value-type="string">
            <text:p text:style-name="P137"/>
          </table:table-cell>
          <table:table-cell table:style-name="Table1.D80" table:number-columns-spanned="3" office:value-type="string">
            <text:p text:style-name="P87">(in windowed mode) Display control keys and license in a Help window.</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44"/>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Windows / Linux only:</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Esc</text:p>
          </table:table-cell>
          <table:table-cell table:style-name="Table1.C80" office:value-type="string">
            <text:p text:style-name="P137"/>
          </table:table-cell>
          <table:table-cell table:style-name="Table1.D80" table:number-columns-spanned="3" office:value-type="string">
            <text:p text:style-name="P41">Quit</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41"/>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All platforms:</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F12</text:p>
          </table:table-cell>
          <table:table-cell table:style-name="Table1.C80" office:value-type="string">
            <text:p text:style-name="P137"/>
          </table:table-cell>
          <table:table-cell table:style-name="Table1.D80" table:number-columns-spanned="3" office:value-type="string">
            <text:p text:style-name="P41">Switch between full screen and windowed mode.</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ext:span text:style-name="T37">(asterisk)</text:span></text:p>
          </table:table-cell>
          <table:table-cell table:style-name="Table1.C80" office:value-type="string">
            <text:p text:style-name="P137"/>
          </table:table-cell>
          <table:table-cell table:style-name="Table1.A1" table:number-columns-spanned="3" office:value-type="string">
            <text:p text:style-name="P86">Take screenshot (writes a '.png' file to the oolite-saves folder under oolite.app).</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F</text:p>
          </table:table-cell>
          <table:table-cell table:style-name="Table1.C80" office:value-type="string">
            <text:p text:style-name="P137"/>
          </table:table-cell>
          <table:table-cell table:style-name="Table1.A1" table:number-columns-spanned="3" office:value-type="string">
            <text:p text:style-name="P42">Toggle FPS display</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M</text:p>
          </table:table-cell>
          <table:table-cell table:style-name="Table1.C80" office:value-type="string">
            <text:p text:style-name="P137"/>
          </table:table-cell>
          <table:table-cell table:style-name="Table1.A1" table:number-columns-spanned="3" office:value-type="string">
            <text:p text:style-name="P43">(in full screen mode only) Toggle mouse control on and off, having mouse left/right (x-axis) mapped to roll.</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Ctrl-Shift-M</text:p>
          </table:table-cell>
          <table:table-cell table:style-name="Table1.C80" office:value-type="string">
            <text:p text:style-name="P137"/>
          </table:table-cell>
          <table:table-cell table:style-name="Table1.A1" table:number-columns-spanned="3" office:value-type="string">
            <text:p text:style-name="P43">(in full screen mode only) Toggle mouse control on and off, having mouse left/right (x-axis) mapped to yaw</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table:number-columns-spanned="3" office:value-type="string">
            <text:p text:style-name="P42"/>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table:number-columns-spanned="3" office:value-type="string">
            <text:p text:style-name="P42">When mouse control is active, the following mouse commands are available:</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Mouse left/right</text:p>
          </table:table-cell>
          <table:table-cell table:style-name="Table1.A1" office:value-type="string">
            <text:p text:style-name="P42"/>
          </table:table-cell>
          <table:table-cell table:style-name="Table1.A1" office:value-type="string">
            <text:p text:style-name="P42">Roll (Yaw, if mouse control is activated using Ctrl-Shift-M)</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Mouse forward/back</text:p>
          </table:table-cell>
          <table:table-cell table:style-name="Table1.A1" office:value-type="string">
            <text:p text:style-name="P42"/>
          </table:table-cell>
          <table:table-cell table:style-name="Table1.A1" office:value-type="string">
            <text:p text:style-name="P42">Pitch</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Primary mouse button</text:p>
          </table:table-cell>
          <table:table-cell table:style-name="Table1.A1" office:value-type="string">
            <text:p text:style-name="P42"/>
          </table:table-cell>
          <table:table-cell table:style-name="Table1.A1" office:value-type="string">
            <text:p text:style-name="P42">Fire main weapon for the chosen facing.</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Secondary mouse button</text:p>
          </table:table-cell>
          <table:table-cell table:style-name="Table1.A1" office:value-type="string">
            <text:p text:style-name="P42"/>
          </table:table-cell>
          <table:table-cell table:style-name="Table1.A1" office:value-type="string">
            <text:p text:style-name="P42">Center mouse control. Cancel roll/yaw and pitch.</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Mouse wheel up</text:p>
          </table:table-cell>
          <table:table-cell table:style-name="Table1.A1" office:value-type="string">
            <text:p text:style-name="P42"/>
          </table:table-cell>
          <table:table-cell table:style-name="Table1.A1" office:value-type="string">
            <text:p text:style-name="P42">Increase speed.</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116" office:value-type="string">
            <text:p text:style-name="P137"/>
          </table:table-cell>
          <table:table-cell table:style-name="Table1.A1" office:value-type="string">
            <text:p text:style-name="P59">Mouse wheel down</text:p>
          </table:table-cell>
          <table:table-cell table:style-name="Table1.A1" office:value-type="string">
            <text:p text:style-name="P42"/>
          </table:table-cell>
          <table:table-cell table:style-name="Table1.A1" office:value-type="string">
            <text:p text:style-name="P42">Decrease speed.</text:p>
          </table:table-cell>
        </table:table-row>
      </table:table>
      <text:p text:style-name="P152"/>
      <text:p text:style-name="P93"><text:span text:style-name="T41">C</text:span>hanging user preferences in Windows / Linux</text:p>
      <text:p text:style-name="P1"/>
      <text:p text:style-name="P48">The user preferences defaults file .GNUstepDefaults</text:p>
      <text:p text:style-name="P17">The current settings for the following 'Game Options...' menu entries:</text:p>
      <text:list text:style-name="L1">
        <text:list-item>
          <text:p text:style-name="P168">Autosave (Off/On)</text:p>
        </text:list-item>
        <text:list-item>
          <text:p text:style-name="P168">Sound Volume (Mute to 100% in increments of 5%)</text:p>
        </text:list-item>
        <text:list-item>
          <text:p text:style-name="P168">Music mode (Off/On)</text:p>
        </text:list-item>
        <text:list-item>
          <text:p text:style-name="P168">Full Screen Mode and Display Resolutions</text:p>
        </text:list-item>
        <text:list-item>
          <text:p text:style-name="P168">Wireframe Graphics (Off/On)</text:p>
        </text:list-item>
        <text:list-item>
          <text:p text:style-name="P168">Graphics Detail (Minimum, Normal, Shaders Enabled, Extra)</text:p>
        </text:list-item>
        <text:list-item>
          <text:p text:style-name="P168">Gamma correction (0.02 to 4.0 in increments of 0.02)</text:p>
        </text:list-item>
        <text:list-item>
          <text:p text:style-name="P168">Field Of View (3<text:span text:style-name="T42">0</text:span><text:span text:style-name="T43">° </text:span><text:span text:style-name="T53">to 8</text:span><text:span text:style-name="T43">0° in 20 increments)</text:span></text:p>
        </text:list-item>
        <text:list-item>
          <text:p text:style-name="P174">Javascript Runtime (in mib)</text:p>
        </text:list-item>
      </text:list>
      <text:p text:style-name="P13"/>
      <text:p text:style-name="P18">are stored in the file (created after Oolite first execution) .GNUstepDefaults and is stored in the following folder:</text:p>
      <text:p text:style-name="P105"><text:span text:style-name="T24"><text:s text:c="13"/></text:span><text:span text:style-name="T6">Windows:<text:tab/></text:span><text:span text:style-name="T51">&lt;Oolite installation folder&gt;</text:span><text:span text:style-name="T50">/oolite.app/GNUstep/Defaults/.GNUstepDefaults</text:span><text:span text:style-name="T6"> </text:span></text:p>
      <text:p text:style-name="P105"><text:span text:style-name="T24"><text:s text:c="22"/></text:span><text:span text:style-name="T6">Linux:</text:span><text:span text:style-name="T18"><text:tab/></text:span><text:span text:style-name="T52">~/GNUstep/Defaults/.GNUstepDefaults</text:span><text:span text:style-name="T6"> </text:span><text:span text:style-name="T23">(Note: filenames starting with '.' are considered hidden by default in Linux)</text:span></text:p>
      <text:p text:style-name="P8"/>
      <text:p text:style-name="P9">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9"/>
      <text:p text:style-name="P9">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18"/>
      <text:p text:style-name="P18"><text:soft-page-break/></text:p>
      <text:p text:style-name="P54">Example 1 of 2</text:p>
      <text:p text:style-name="P24">The following settings will give a full screen display of 800x600, one quarter sound volume, wireframe graphics enabled, and graphics detail with simple shader effects enabled:</text:p>
      <text:p text:style-name="P88">(Note that if the 'fullscreen' property is set to 'NO', Oolite will read the 'window_height' and 'window_width' parameter values and will start in a 640x480 window.)</text:p>
      <text:p text:style-name="P9"/>
      <text:p text:style-name="P25">a. Windows OpenStep format:</text:p>
      <text:p text:style-name="P133">{</text:p>
      <text:p text:style-name="P129"><text:tab/>NSGlobalDomain = {</text:p>
      <text:p text:style-name="P130"><text:tab/>};</text:p>
      <text:p text:style-name="P125"><text:tab/>oolite = {</text:p>
      <text:p text:style-name="P127"><text:tab/><text:tab/>detailLevel = 2;</text:p>
      <text:p text:style-name="P126"><text:tab/><text:tab/>display_width = 800;</text:p>
      <text:p text:style-name="P126"><text:tab/><text:tab/>display_height = 600;</text:p>
      <text:p text:style-name="P126"><text:tab/><text:tab/>fullscreen = YES;</text:p>
      <text:p text:style-name="P126"><text:tab/><text:tab/>volume_control = 0.25;</text:p>
      <text:p text:style-name="P127"><text:tab/><text:tab/>window_height = 480;</text:p>
      <text:p text:style-name="P127"><text:tab/><text:tab/>window_width = 640;</text:p>
      <text:p text:style-name="P126"><text:tab/><text:tab/>"wireframe-graphics" = YES;</text:p>
      <text:p text:style-name="P126"><text:tab/>};</text:p>
      <text:p text:style-name="P128">}</text:p>
      <text:p text:style-name="P18"/>
      <text:p text:style-name="P18">b. Linux XML format:</text:p>
      <text:p text:style-name="P131">&lt;?xml version="1.0" encoding="UTF-8"?&gt;</text:p>
      <text:p text:style-name="P18"><text:span text:style-name="T47">&lt;!DOCTYPE plist PUBLIC "-//GNUstep//DTD plist 0.9//EN" "</text:span><text:a xlink:type="simple" xlink:href="http://www.gnustep.org/plist-0_9.xml" text:style-name="Internet_20_link" text:visited-style-name="Visited_20_Internet_20_Link"><text:span text:style-name="T47">http://www.gnustep.org/plist-0_9.xml</text:span></text:a><text:span text:style-name="T47">"&gt;</text:span></text:p>
      <text:p text:style-name="P131">&lt;plist version="0.9"&gt;</text:p>
      <text:p text:style-name="P131">&lt;dict&gt;</text:p>
      <text:p text:style-name="P131"><text:s text:c="4"/>&lt;key&gt;NSGlobalDomain&lt;/key&gt;</text:p>
      <text:p text:style-name="P131"><text:s text:c="4"/>&lt;dict&gt;</text:p>
      <text:p text:style-name="P131"><text:s text:c="4"/>&lt;/dict&gt;</text:p>
      <text:p text:style-name="P131"><text:s text:c="4"/>&lt;key&gt;oolite&lt;/key&gt;</text:p>
      <text:p text:style-name="P131"><text:s text:c="4"/>&lt;dict&gt;</text:p>
      <text:p text:style-name="P131"><text:s text:c="4"/>&lt;key&gt;detailLevel&lt;/key&gt;</text:p>
      <text:p text:style-name="P131"><text:s text:c="4"/>&lt;integer&gt;2&lt;/integer&gt;</text:p>
      <text:p text:style-name="P131"><text:s text:c="4"/>&lt;key&gt;display_width&lt;/key&gt;</text:p>
      <text:p text:style-name="P131"><text:s text:c="4"/>&lt;integer&gt;800&lt;/integer&gt;</text:p>
      <text:p text:style-name="P131"><text:s text:c="4"/>&lt;key&gt;display_height&lt;/key&gt;</text:p>
      <text:p text:style-name="P131"><text:s text:c="4"/>&lt;integer&gt;600&lt;/integer&gt;</text:p>
      <text:p text:style-name="P131"><text:s text:c="4"/>&lt;key&gt;fullscreen&lt;/key&gt;</text:p>
      <text:p text:style-name="P131"><text:s text:c="4"/>&lt;string&gt;YES&lt;/string&gt;</text:p>
      <text:p text:style-name="P131"><text:s text:c="4"/>&lt;key&gt;volume_control&lt;/key&gt;</text:p>
      <text:p text:style-name="P131"><text:s text:c="4"/>&lt;real&gt;0.25&lt;/real&gt;</text:p>
      <text:p text:style-name="P131"><text:s text:c="4"/>&lt;key&gt;window_height&lt;/key&gt;</text:p>
      <text:p text:style-name="P131"><text:s text:c="4"/>&lt;integer&gt;480&lt;/integer&gt;</text:p>
      <text:p text:style-name="P131"><text:s text:c="4"/>&lt;key&gt;window_width&lt;/key&gt;</text:p>
      <text:p text:style-name="P131"><text:s text:c="4"/>&lt;integer&gt;640&lt;/integer&gt;</text:p>
      <text:p text:style-name="P131"><text:s text:c="4"/>&lt;key&gt;wireframe-graphics&lt;/key&gt;</text:p>
      <text:p text:style-name="P131"><text:s text:c="4"/>&lt;string&gt;YES&lt;/string&gt;</text:p>
      <text:p text:style-name="P131"><text:s text:c="4"/>&lt;/dict&gt;</text:p>
      <text:p text:style-name="P131">&lt;/dict&gt;</text:p>
      <text:p text:style-name="P131">&lt;/plist&gt;</text:p>
      <text:p text:style-name="P18"/>
      <text:p text:style-name="P54">Example 2 of 2</text:p>
      <text:p text:style-name="P31">The following settings will give a full screen display of 1400x1050, full sound volume, wireframe graphics will be replaced by textured surfaces, <text:span text:style-name="T65">the Javascript runtime will be set to 64mb (default is 32mb),</text:span> and extra graphics detail with full effects active:</text:p>
      <text:p text:style-name="P18"/>
      <text:p text:style-name="P18">a. Windows OpenStep format:</text:p>
      <text:p text:style-name="P133">{</text:p>
      <text:p text:style-name="P129"><text:tab/>NSGlobalDomain = {</text:p>
      <text:p text:style-name="P130"><text:tab/>};</text:p>
      <text:p text:style-name="P125"><text:tab/>oolite = {</text:p>
      <text:p text:style-name="P127"><text:tab/><text:tab/>detailLevel = 3;</text:p>
      <text:p text:style-name="P126"><text:tab/><text:tab/>display_width = 1400;</text:p>
      <text:p text:style-name="P126"><text:tab/><text:tab/>display_height = 1050;</text:p>
      <text:p text:style-name="P126"><text:tab/><text:tab/>fullscreen = YES;</text:p>
      <text:p text:style-name="P127"><text:tab/><text:tab/>"jsruntime-size-mib" = 64;</text:p>
      <text:p text:style-name="P126"><text:tab/><text:tab/>volume_control = 1;</text:p>
      <text:p text:style-name="P127"><text:tab/><text:tab/>window_height = 480;</text:p>
      <text:p text:style-name="P127"><text:tab/><text:tab/>window_width = 640;</text:p>
      <text:p text:style-name="P126"><text:tab/><text:tab/>"wireframe-graphics" = NO;</text:p>
      <text:p text:style-name="P126"><text:tab/>};</text:p>
      <text:p text:style-name="P128">}</text:p>
      <text:p text:style-name="P19"/>
      <text:p text:style-name="P20">b. Linux XML format:</text:p>
      <text:p text:style-name="P131">&lt;?xml version="1.0" encoding="UTF-8"?&gt;</text:p>
      <text:p text:style-name="P18"><text:span text:style-name="T47">&lt;!DOCTYPE plist PUBLIC "-//GNUstep//DTD plist 0.9//EN" "</text:span><text:a xlink:type="simple" xlink:href="http://www.gnustep.org/plist-0_9.xml" text:style-name="Internet_20_link" text:visited-style-name="Visited_20_Internet_20_Link"><text:span text:style-name="T47">http://www.gnustep.org/plist-0_9.xml</text:span></text:a><text:span text:style-name="T47">"&gt;</text:span></text:p>
      <text:p text:style-name="P131">&lt;plist version="0.9"&gt;</text:p>
      <text:p text:style-name="P131">&lt;dict&gt;</text:p>
      <text:p text:style-name="P131"><text:s text:c="4"/>&lt;key&gt;NSGlobalDomain&lt;/key&gt;</text:p>
      <text:p text:style-name="P131"><text:s text:c="4"/>&lt;dict&gt;</text:p>
      <text:p text:style-name="P131"><text:s text:c="4"/>&lt;/dict&gt;</text:p>
      <text:p text:style-name="P131"><text:s text:c="4"/>&lt;key&gt;oolite&lt;/key&gt;</text:p>
      <text:p text:style-name="P131"><text:s text:c="4"/>&lt;dict&gt;</text:p>
      <text:p text:style-name="P131"><text:s text:c="4"/>&lt;key&gt;detailLevel&lt;/key&gt;</text:p>
      <text:p text:style-name="P131"><text:s text:c="4"/>&lt;integer&gt;2&lt;/integer&gt;</text:p>
      <text:p text:style-name="P131"><text:s text:c="4"/>&lt;key&gt;display_width&lt;/key&gt;</text:p>
      <text:p text:style-name="P131"><text:s text:c="4"/>&lt;integer&gt;1400&lt;/integer&gt;</text:p>
      <text:p text:style-name="P131"><text:s text:c="4"/>&lt;key&gt;display_height&lt;/key&gt;</text:p>
      <text:p text:style-name="P131"><text:s text:c="4"/>&lt;integer&gt;1050&lt;/integer&gt;</text:p>
      <text:p text:style-name="P131"><text:s text:c="4"/>&lt;key&gt;fullscreen&lt;/key&gt;</text:p>
      <text:p text:style-name="P131"><text:s text:c="4"/>&lt;string&gt;YES&lt;/string&gt;</text:p>
      <text:p text:style-name="P132"><text:s text:c="4"/>&lt;<text:span text:style-name="T65">key&gt;jsruntime-size-mib&lt;/key&gt;</text:span></text:p>
      <text:p text:style-name="P132"><text:s text:c="4"/>&lt;<text:span text:style-name="T65">integer&gt;64&lt;/integer&gt;</text:span></text:p>
      <text:p text:style-name="P131"><text:s text:c="4"/>&lt;key&gt;volume_control&lt;/key&gt;</text:p>
      <text:p text:style-name="P131"><text:s text:c="4"/>&lt;real&gt;0.25&lt;/real&gt;</text:p>
      <text:p text:style-name="P131"><text:s text:c="4"/>&lt;key&gt;window_height&lt;/key&gt;</text:p>
      <text:p text:style-name="P131"><text:s text:c="4"/>&lt;integer&gt;480&lt;/integer&gt;</text:p>
      <text:p text:style-name="P131"><text:s text:c="4"/>&lt;key&gt;window_width&lt;/key&gt;</text:p>
      <text:p text:style-name="P131"><text:s text:c="4"/>&lt;integer&gt;640&lt;/integer&gt;</text:p>
      <text:p text:style-name="P131"><text:s text:c="4"/>&lt;key&gt;wireframe-graphics&lt;/key&gt;</text:p>
      <text:p text:style-name="P131"><text:soft-page-break/><text:s text:c="4"/>&lt;string&gt;YES&lt;/string&gt;</text:p>
      <text:p text:style-name="P131"><text:s text:c="4"/>&lt;/dict&gt;</text:p>
      <text:p text:style-name="P131">&lt;/dict&gt;</text:p>
      <text:p text:style-name="P131">&lt;/plist&gt;</text:p>
      <text:p text:style-name="P18"/>
      <text:p text:style-name="P9">There are quite a few other settings that can be used inside .GNUstepDefaults and that do not have a relevant Oolite menu entry.</text:p>
      <text:p text:style-name="P9">For example:</text:p>
      <text:p text:style-name="P9"/>
      <text:p text:style-name="P9">a. Windows OpenStep format:</text:p>
      <text:p text:style-name="P126"><text:tab/>"use-texture-lod-bias" = NO;</text:p>
      <text:p text:style-name="P126"><text:tab/>"splash-screen" = NO;</text:p>
      <text:p text:style-name="P126"><text:tab/>"mouse-control-in-windowed-mode" = YES;</text:p>
      <text:p text:style-name="P18"/>
      <text:p text:style-name="P18">b. Linux XML format:</text:p>
      <text:p text:style-name="P126"><text:tab/>&lt;key&gt;use-texture-lod-bias&lt;/key&gt;</text:p>
      <text:p text:style-name="P127"><text:tab/>&lt;string&gt;NO&lt;/string&gt;</text:p>
      <text:p text:style-name="P126"><text:tab/>&lt;key&gt;splash-screen&lt;/key&gt;</text:p>
      <text:p text:style-name="P127"><text:tab/>&lt;string&gt;NO&lt;/string&gt;</text:p>
      <text:p text:style-name="P126"><text:tab/>&lt;key&gt;mouse-control-in-windowed-mode&lt;/key&gt;</text:p>
      <text:p text:style-name="P127"><text:tab/>&lt;string&gt;YES&lt;/string&gt;</text:p>
      <text:p text:style-name="P18"/>
      <text:p text:style-name="P4">For more information please refer to <text:a xlink:type="simple" xlink:href="http://wiki.alioth.net/index.php/Hidden_Settings_in_Oolite" text:style-name="Internet_20_link" text:visited-style-name="Visited_20_Internet_20_Link">http<text:span text:style-name="T66">s</text:span>://wiki.alioth.net/index.php/Hidden_Settings_in_Oolite</text:a> .</text:p>
      <text:p text:style-name="P164"/>
      <text:p text:style-name="P93">Test Builds</text:p>
      <text:p text:style-name="P13"/>
      <text:p text:style-name="P13">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3"/>
      <text:p text:style-name="P13">The test builds have the following extra features:</text:p>
      <text:list text:style-name="L2">
        <text:list-item>
          <text:p text:style-name="P175"><text:span text:style-name="T17">W</text:span><text:span text:style-name="T6">hen pressing </text:span><text:span text:style-name="T2">Shift-</text:span><text:span text:style-name="T4">F</text:span><text:span text:style-name="T6">, the FPS display will show additional info, including a TAF indicator.</text:span></text:p>
        </text:list-item>
        <text:list-item>
          <text:p text:style-name="P169">A console can be used, to type in JavaScript commands, interfacing directly with the Oolite universe and its entities.</text:p>
        </text:list-item>
        <text:list-item>
          <text:p text:style-name="P169">The following debugging options are accessible while paused:</text:p>
        </text:list-item>
      </text:list>
      <text:p text:style-name="P22"><text:span text:style-name="T40"><text:s text:c="58"/></text:span><text:span text:style-name="T32">0</text:span><text:span text:style-name="T37"><text:tab/>Dump a list of all entities in the log-file.</text:span></text:p>
      <text:p text:style-name="P22"><text:span text:style-name="T40"><text:s text:c="58"/></text:span><text:span text:style-name="T32">b</text:span><text:span text:style-name="T37"><text:tab/>Enable collision test debugging.</text:span></text:p>
      <text:p text:style-name="P22"><text:span text:style-name="T40"><text:s text:c="58"/></text:span><text:span text:style-name="T32">c</text:span><text:span text:style-name="T37"><text:tab/>Enables octree debugging.</text:span></text:p>
      <text:p text:style-name="P22"><text:span text:style-name="T40"><text:s text:c="58"/></text:span><text:span text:style-name="T32">d</text:span><text:span text:style-name="T37"><text:tab/>Enables all debug flags.</text:span></text:p>
      <text:p text:style-name="P22"><text:span text:style-name="T40"><text:s text:c="58"/></text:span><text:span text:style-name="T32">s</text:span><text:span text:style-name="T37"><text:tab/>Enables shader debug messages.</text:span></text:p>
      <text:p text:style-name="P22"><text:span text:style-name="T40"><text:s text:c="58"/></text:span><text:span text:style-name="T32">x</text:span><text:span text:style-name="T37"><text:tab/>Enables drawing of bounding boxes around all entities.</text:span></text:p>
      <text:p text:style-name="P22"><text:span text:style-name="T40"><text:s text:c="58"/></text:span><text:span text:style-name="T32">n</text:span><text:span text:style-name="T37"><text:tab/>Disables all debug flags and displays HUD again.</text:span></text:p>
      <text:p text:style-name="P21"><text:span text:style-name="T54"><text:s text:c="4"/></text:span><text:span text:style-name="T32">left</text:span><text:span text:style-name="T37"> and r</text:span><text:span text:style-name="T32">ight</text:span><text:span text:style-name="T37"> cursor keys<text:tab/>Halves/Doubles Time Acceleration Factor.</text:span></text:p>
      <text:p text:style-name="P164"/>
      <text:p text:style-name="P94">Helpful Information</text:p>
      <text:p text:style-name="P13"/>
      <text:p text:style-name="P106"><text:span text:style-name="T6">For more information on playing Oolite visit </text:span><text:a xlink:type="simple" xlink:href="http://www.oolite.org/" text:style-name="Internet_20_link" text:visited-style-name="Visited_20_Internet_20_Link"><text:span text:style-name="Internet_20_link"><text:span text:style-name="T11">http</text:span></text:span><text:span text:style-name="Internet_20_link"><text:span text:style-name="T13">s</text:span></text:span><text:span text:style-name="Internet_20_link"><text:span text:style-name="T11">://www.oolite.</text:span></text:span><text:span text:style-name="Internet_20_link"><text:span text:style-name="T12">space</text:span></text:span></text:a><text:span text:style-name="T6">.</text:span></text:p>
      <text:p text:style-name="P106"><text:span text:style-name="T6">Browse the Oolite Wiki at </text:span><text:a xlink:type="simple" xlink:href="http://wiki.alioth.net/index.php/Oolite_Main_Page" text:style-name="Internet_20_link" text:visited-style-name="Visited_20_Internet_20_Link"><text:span text:style-name="Internet_20_link"><text:span text:style-name="T11">http</text:span></text:span><text:span text:style-name="Internet_20_link"><text:span text:style-name="T13">s</text:span></text:span><text:span text:style-name="Internet_20_link"><text:span text:style-name="T11">://wiki.alioth.net/index.php/Oolite_Main_Page</text:span></text:span></text:a><text:span text:style-name="T6"> .</text:span></text:p>
      <text:p text:style-name="P106"><text:span text:style-name="T6">Check the Frequently Asked Questions at </text:span><text:a xlink:type="simple" xlink:href="http://wiki.alioth.net/index.php/Oolite_FAQ" text:style-name="Internet_20_link" text:visited-style-name="Visited_20_Internet_20_Link"><text:span text:style-name="Internet_20_link"><text:span text:style-name="T11">http</text:span></text:span><text:span text:style-name="Internet_20_link"><text:span text:style-name="T13">s</text:span></text:span><text:span text:style-name="Internet_20_link"><text:span text:style-name="T11">://wiki.alioth.net/index.php/Oolite_FAQ</text:span></text:span></text:a><text:span text:style-name="T6"> .</text:span></text:p>
      <text:p text:style-name="P166"><text:span text:style-name="T6">Most </text:span><text:span text:style-name="T9">Oolite mods, often referred to as OXP’s (</text:span><text:span text:style-name="T6">Oolite eXpansion Packs</text:span><text:span text:style-name="T9">)</text:span><text:span text:style-name="T6"> are available at </text:span><text:a xlink:type="simple" xlink:href="http://wiki.alioth.net/index.php/OXP" text:style-name="Internet_20_link" text:visited-style-name="Visited_20_Internet_20_Link"><text:span text:style-name="Internet_20_link"><text:span text:style-name="T11">http</text:span></text:span><text:span text:style-name="Internet_20_link"><text:span text:style-name="T13">s</text:span></text:span><text:span text:style-name="Internet_20_link"><text:span text:style-name="T11">://wiki.alioth.net/index.php/OXP</text:span></text:span></text:a><text:span text:style-name="T6"> , </text:span><text:span text:style-name="T8">or from the Expansion Manager in the game</text:span><text:span text:style-name="T6">.</text:span></text:p>
      <text:p text:style-name="P106"><text:span text:style-name="T6">The Oolite Development Project Page (common for Mac OS X, Windows, Linux) is located at </text:span><text:a xlink:type="simple" xlink:href="https://github.com/OoliteProject/oolite" text:style-name="Internet_20_link" text:visited-style-name="Visited_20_Internet_20_Link"><text:span text:style-name="T6">https://github.com/OoliteProject/oolite</text:span></text:a><text:span text:style-name="T6"> .</text:span></text:p>
      <text:p text:style-name="P6"/>
      <text:p text:style-name="P106"><text:span text:style-name="T6">For answers to questions about playing Oolite, customizing Oolite and anything else Oolite related, post to the Oolite Bulletin Boards at </text:span><text:a xlink:type="simple" xlink:href="https://bb.oolite.space/" text:style-name="Internet_20_link" text:visited-style-name="Visited_20_Internet_20_Link"><text:span text:style-name="Internet_20_link"><text:span text:style-name="T10">https://bb.oolite.space</text:span></text:span></text:a><text:span text:style-name="T6"> .</text:span></text:p>
      <text:p text:style-name="P13"/>
      <text:p text:style-name="P108"><text:span text:style-name="T6">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14">ExternalLibrariesSourceCodeChanges.txt</text:span><text:span text:style-name="T6">, found inside the Doc folder of the game’s source code distribution.</text:span></text:p>
      <text:p text:style-name="P13"/>
      <text:p text:style-name="P30">Military laser sound <text:span text:style-name="T58">courtesy of user “notyermom”, sourced from </text:span><text:a xlink:type="simple" xlink:href="https://freesound.org/people/notyermom/sounds/434834/" text:style-name="Internet_20_link" text:visited-style-name="Visited_20_Internet_20_Link">https://freesound.org/people/notyermom/sounds/434834/</text:a> <text:span text:style-name="T58">under</text:span> <text:span text:style-name="T58">l</text:span>icense: <text:a xlink:type="simple" xlink:href="https://creativecommons.org/publicdomain/zero/1.0/" text:style-name="Internet_20_link" text:visited-style-name="Visited_20_Internet_20_Link">https://creativecommons.org/publicdomain/zero/1.0/</text:a></text:p>
      <text:p text:style-name="P30">Mining laser sound <text:span text:style-name="T58">courtesy of user “bubaproducer”, sourced </text:span>from <text:a xlink:type="simple" xlink:href="https://freesound.org/people/bubaproducer/sounds/151022/" text:style-name="Internet_20_link" text:visited-style-name="Visited_20_Internet_20_Link">https://freesound.org/people/bubaproducer/sounds/151022/</text:a> <text:span text:style-name="T58">under l</text:span>icense: <text:a xlink:type="simple" xlink:href="https://creativecommons.org/licenses/by/3.0/" text:style-name="Internet_20_link" text:visited-style-name="Visited_20_Internet_20_Link">https://creativecommons.org/licenses/by/3.0/</text:a></text:p>
      <text:p text:style-name="P30">Beam laser sound <text:span text:style-name="T58">courtesy of user “jobro”, sourced </text:span>from <text:a xlink:type="simple" xlink:href="https://freesound.org/people/jobro/sounds/35677/" text:style-name="Internet_20_link" text:visited-style-name="Visited_20_Internet_20_Link">https://freesound.org/people/jobro/sounds/35677/</text:a> <text:span text:style-name="T58">under l</text:span>icense: <text:a xlink:type="simple" xlink:href="https://creativecommons.org/licenses/by/3.0/" text:style-name="Internet_20_link" text:visited-style-name="Visited_20_Internet_20_Link">https://creativecommons.org/licenses/by/3.0/</text:a></text:p>
      <text:p text:style-name="P13"/>
      <text:p text:style-name="P14">Your feedback is essential to keep improving Oolite.</text:p>
      <text:p text:style-name="P7">A lot of effort has been put in making Oolite stable. In the, nowadays rare, event Oolite crashes, it will be highly appreciated if you <text:span text:style-name="T55">let us know by raising an issue at </text:span><text:a xlink:type="simple" xlink:href="https://github.com/OoliteProject/oolite/issues" text:style-name="Internet_20_link" text:visited-style-name="Visited_20_Internet_20_Link"><text:span text:style-name="T55">https://github.com/OoliteProject/oolite/issues</text:span></text:a><text:span text:style-name="T55"> or by </text:span><text:span text:style-name="T66">creating a topic in trhe “Testing and Bug reports” section of the Oolite Bulletin Board, found here: </text:span><text:a xlink:type="simple" xlink:href="https://bb.oolite.space/viewforum.php?f=3" text:style-name="Internet_20_link" text:visited-style-name="Visited_20_Internet_20_Link"><text:span text:style-name="T68">https://bb.oolite.space/viewforum.php?f=3</text:span></text:a><text:span text:style-name="T66">. In both cases</text:span>, attaching the crash log <text:span text:style-name="T66">can be very helpful in solving problems. It</text:span> is located at </text:p>
      <text:p text:style-name="P16"><text:span text:style-name="T40"><text:s text:c="10"/></text:span>Mac OS X:<text:tab/><text:span text:style-name="T48">~/Library/Logs/CrashReporter/Oolite.crash.log</text:span></text:p>
      <text:p text:style-name="P16"><text:span text:style-name="T40"><text:s text:c="13"/></text:span>Windows:<text:tab/><text:span text:style-name="T49">&lt;Oolite installation folder&gt;</text:span><text:span text:style-name="T48">/oolite.app/Logs/Latest.log</text:span></text:p>
      <text:p text:style-name="P16"><text:span text:style-name="T40"><text:s text:c="22"/></text:span>Linux:<text:tab/><text:span text:style-name="T48">~/.Oolite/Logs/Latest.log</text:span></text:p>
      <text:p text:style-name="P136"/>
      <text:p text:style-name="P15"><text:span text:style-name="T35">Be encouraged to drop by the Oolite Bulletin Board</text:span><text:span text:style-name="T34"> at </text:span><text:span text:style-name="Internet_20_link"><text:span text:style-name="T37">http</text:span></text:span><text:span text:style-name="Internet_20_link"><text:span text:style-name="T38">s</text:span></text:span><text:span text:style-name="Internet_20_link"><text:span text:style-name="T37">://</text:span></text:span><text:span text:style-name="Internet_20_link"><text:span text:style-name="T38">bb.oolite.space</text:span></text:span><text:span text:style-name="T66"> to give feedback and chat about the game. It’s the friendliest place this side of Riedquat!</text:span></text:p>
      <text:p text:style-name="P15"/>
      <text:p text:style-name="P53">We are immensely grateful to all the people who have been testing Oolite and tediously bringing it towards perfection.</text:p>
      <text:p text:style-name="P47"/>
      <text:p text:style-name="P53">Thank you all!</text:p>
      <text:p text:style-name="P95">License</text:p>
      <text:p text:style-name="P13"/>
      <text:p text:style-name="P13">Copyright © 2004-20<text:span text:style-name="T56">2</text:span><text:span text:style-name="T69">5</text:span> Giles C Williams, Jens Ayton and contributors.</text:p>
      <text:p text:style-name="P13"/>
      <text:p text:style-name="P13">This work is licensed under the GNU General Public License version 2.</text:p>
      <text:p text:style-name="P13"/>
      <text:p text:style-name="P13">This program is free software; you can redistribute it and/or modify it under the terms of the GNU General Public License as published by the Free Software Foundation; either version 2 of the License, or (at your option) any later version.</text:p>
      <text:p text:style-name="P13">This program is distributed in the hope that it will be useful, but WITHOUT ANY WARRANTY; without even the implied warranty of MERCHANTABILITY or FITNESS FOR A PARTICULAR PURPOSE. See the GNU General Public License for more details.</text:p>
      <text:p text:style-name="P13">You should have received a copy of the GNU General Public License along with this program; if not, write to the Free Software Foundation, Inc., 51 Franklin Street, Fifth Floor, Boston, MA 02110-1301, USA.</text:p>
      <text:p text:style-name="P13"/>
      <text:p text:style-name="P13">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3"/>
      <text:p text:style-name="P13">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3"/>
      <text:p text:style-name="P13">You are free:</text:p>
      <text:list text:style-name="WW8Num6">
        <text:list-item>
          <text:p text:style-name="P170">to Share — to copy, distribute and transmit the work</text:p>
        </text:list-item>
        <text:list-item>
          <text:p text:style-name="P170">to Remix — to adapt the work</text:p>
        </text:list-item>
      </text:list>
      <text:p text:style-name="P13">under the following conditions:</text:p>
      <text:list text:style-name="WW8Num7">
        <text:list-item>
          <text:p text:style-name="P171">Attribution. You must attribute the work in the manner specified by the author or licensor (but not in any way that suggests that they endorse you or your use of the work).</text:p>
        </text:list-item>
        <text:list-item>
          <text:p text:style-name="P171">Noncommercial. You may not use this work for commercial purposes.</text:p>
        </text:list-item>
        <text:list-item>
          <text:p text:style-name="P171">Share Alike. If you alter, transform, or build upon this work, you may distribute the resulting work only under the same or similar license to this one. </text:p>
        </text:list-item>
      </text:list>
      <text:p text:style-name="P13"/>
      <text:p text:style-name="P13">For any reuse or distribution, you must make clear to others the license terms of this work.</text:p>
      <text:p text:style-name="P13">Any of the above conditions can be waived if you get permission from the copyright holder.</text:p>
      <text:p text:style-name="P13">Apart from the remix rights granted under this license, nothing in this license impairs or restricts the author’s moral rights</text:p>
      <text:p text:style-name="P13">Your fair dealing and other rights are in no way affected by the above.</text:p>
      <text:p text:style-name="P13">This is a human-readable summary of the Legal Code (the full license).</text:p>
      <text:p text:style-name="P13"/>
      <text:p text:style-name="P13"/>
      <text:p text:style-name="P13">The source code distribution and the Mac OS X version of Oolite contain parts subject to the following license:</text:p>
      <text:p text:style-name="P13"/>
      <text:p text:style-name="P13">VirtualRingBuffer</text:p>
      <text:p text:style-name="P13">Copyright © 2002, Kurt Revis. All rights reserved.</text:p>
      <text:p text:style-name="P13"/>
      <text:p text:style-name="P13">Redistribution and use in source and binary forms, with or without modification, are permitted provided that the following conditions are met:</text:p>
      <text:list text:style-name="WW8Num3">
        <text:list-item>
          <text:p text:style-name="P172">Redistributions of source code must retain the above copyright notice, this list of conditions and the following disclaimer.</text:p>
        </text:list-item>
        <text:list-item>
          <text:p text:style-name="P172">Redistributions in binary form must reproduce the above copyright notice, this list of conditions and the following disclaimer in the documentation and/or other materials provided with the distribution.</text:p>
        </text:list-item>
        <text:list-item>
          <text:p text:style-name="P172">Neither the name of Snoize nor the names of its contributors may be used to endorse or promote products derived from this software without specific prior written permission.</text:p>
        </text:list-item>
      </text:list>
      <text:p text:style-name="P13"/>
      <text:p text:style-name="P13">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3"/>
      <text:p text:style-name="P13"/>
      <text:p text:style-name="P13"/>
      <text:p text:style-name="P13">The MiniZip code used is subject to the following license.</text:p>
      <text:p text:style-name="P13"/>
      <text:p text:style-name="P13">License</text:p>
      <text:p text:style-name="P13">----------------------------------------------------------</text:p>
      <text:p text:style-name="P13">Condition of use and distribution are the same than zlib :</text:p>
      <text:p text:style-name="P13"/>
      <text:p text:style-name="P13">This software is provided 'as-is', without any express or implied warranty. <text:s/>In no event will the authors be held liable for any damages arising from the use of this software.</text:p>
      <text:p text:style-name="P13"/>
      <text:p text:style-name="P13">Permission is granted to anyone to use this software for any purpose, including commercial applications, and to alter it and redistribute it freely, subject to the following restrictions:</text:p>
      <text:p text:style-name="P13"/>
      <text:list text:style-name="L3">
        <text:list-item>
          <text:p text:style-name="P173">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73">Altered source versions must be plainly marked as such, and must not be misrepresented as being the original software.</text:p>
        </text:list-item>
        <text:list-item>
          <text:p text:style-name="P173">This notice may not be removed or altered from any source distribution.</text:p>
        </text:list-item>
      </text:list>
      <text:p text:style-name="P13"/>
      <text:p text:style-name="P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MS Mincho" svg:font-family="'MS Mincho', 'ＭＳ 明朝'" style:font-family-generic="modern"/>
    <style:font-face style:name="Mangal" svg:font-family="Mangal"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2"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fo:font-size="6.5pt" style:font-name-asian="OpenSymbol" style:font-family-asian="OpenSymbol" style:font-size-asian="6.5pt" style:font-name-complex="OpenSymbol" style:font-family-complex="OpenSymbol" style:font-size-complex="6.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format="a" style:num-letter-sync="true"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format="a" style:num-letter-sync="true" text:start-value="2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format="a" style:num-letter-sync="true"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format="a" style:num-letter-sync="true"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loext:num-list-format="%1%" style:num-format="a" style:num-letter-sync="true"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loext:num-list-format="%1%" style:num-format="a" style:num-letter-sync="true"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5in" fo:margin-bottom="0.5in" fo:margin-left="1.0626in" fo:margin-right="1.0283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5in" fo:margin-bottom="0.5in" fo:margin-left="1.4772in" fo:margin-right="1.0819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744in" fo:margin-bottom="1in" fo:margin-left="1.472in" fo:margin-right="1.6846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Convert_20_1" style:display-name="Convert 1"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arknikk</meta:initial-creator>
    <meta:creation-date>2009-08-23T11:58:00</meta:creation-date>
    <dc:date>2024-12-30T19:52:03.375000000</dc:date>
    <meta:print-date>2015-05-07T11:28:34.11</meta:print-date>
    <meta:editing-cycles>124</meta:editing-cycles>
    <meta:editing-duration>P3DT23H38M19S</meta:editing-duration>
    <meta:generator>LibreOffice/7.4.3.2$Windows_X86_64 LibreOffice_project/1048a8393ae2eeec98dff31b5c133c5f1d08b890</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2" meta:image-count="1" meta:object-count="0" meta:page-count="7" meta:paragraph-count="505" meta:word-count="4083" meta:character-count="27625" meta:non-whitespace-character-count="23331"/>
    <meta:user-defined meta:name="Info 1"/>
    <meta:user-defined meta:name="Info 2"/>
    <meta:user-defined meta:name="Info 3"/>
    <meta:user-defined meta:name="Info 4"/>
  </office:meta>
</office:document-meta>
</file>